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style:line-height-at-least="0.1979in" fo:background-color="#1F1F1F">
        <style:background-fill draw:fill="solid" draw:fill-color="#1F1F1F"/>
      </style:paragraph-properties>
    </style:style>
    <style:style style:name="T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/>
    </style:style>
    <style:style style:name="T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6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8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9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0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0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0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1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3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4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5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5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5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1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7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7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7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7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8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8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8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8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8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9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9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9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3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1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2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2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2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4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49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5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5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6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7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7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8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9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9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9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4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5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0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05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0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0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0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0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1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1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1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1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1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1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1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1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1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2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2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2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2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2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2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3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3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3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3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3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3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4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4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4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4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4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4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4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4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4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5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5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5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5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5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5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5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5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5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6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6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6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6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6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6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6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70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571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7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7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8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8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8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5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1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2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8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3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4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4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5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5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6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5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6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6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6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6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7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7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7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8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9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9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6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9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6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0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1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1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1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1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1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7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2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34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3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7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3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7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4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5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6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7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7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8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8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7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8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7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9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9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79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7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0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8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1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1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1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8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2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8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2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5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5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5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8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5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6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7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7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8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9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8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9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0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9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0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9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1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1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9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2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2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2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2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3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4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4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5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5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5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5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6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6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9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6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6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7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7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7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9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7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8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9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9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1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2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3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4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4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4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0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4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5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5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5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5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6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6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6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8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8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9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0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0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02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0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1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1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2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2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3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3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4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1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5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5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5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6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6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7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7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7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9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1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9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1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1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2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3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3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39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4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2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5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6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6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8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8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9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2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3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0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0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3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2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4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4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6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7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7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3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3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3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8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8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8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9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9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39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1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1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2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2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3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3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4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4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5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4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5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5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5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6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6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6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7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7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8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9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49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5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1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2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5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2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4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4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4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4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5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6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6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6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8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8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9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5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9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0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0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1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1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2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41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4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4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4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4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4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6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7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8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8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8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9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9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04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0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0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1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1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1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1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1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1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1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1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1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2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2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3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3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4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44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4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4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5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5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5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6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6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6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76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6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7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7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8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9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7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7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0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0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2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2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2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82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2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2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8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4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4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4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8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4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6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6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86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6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8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6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8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7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7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7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879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8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8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88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8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8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8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9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8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9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9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90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0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9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1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2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5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5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5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5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6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7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8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8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9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9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9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9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99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0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0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0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1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014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1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1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01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1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2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2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3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0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3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0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4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5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6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6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7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8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0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9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9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9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9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09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09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9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32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3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4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4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5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5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1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5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6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7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1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0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2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0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0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2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1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1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2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4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47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5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5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60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6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2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6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2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6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7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277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7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7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8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8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8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9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3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0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31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1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1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1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2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32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2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2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3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4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4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4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35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6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6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3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75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3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8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9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9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3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9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3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10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1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2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27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2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2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43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3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3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3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4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3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4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4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5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5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7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7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7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7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8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8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84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8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8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8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8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4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9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4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9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0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0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0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1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1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1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1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2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2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2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2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2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3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3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3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3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3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3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4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4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4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5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5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5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6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6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6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7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5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8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5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5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8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8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8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8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9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5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9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0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0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0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0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1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1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1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2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22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2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3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3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3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33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3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4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4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4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4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5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5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6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66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6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7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7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77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7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8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8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8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88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9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9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699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0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7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0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12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7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7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1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18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1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20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721" style:parent-style-name="DefaultParagraphFont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7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29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30" style:parent-style-name="Normal" style:family="paragraph">
      <style:paragraph-properties fo:margin-bottom="0.1666in" style:line-height-at-least="0.1979in" fo:background-color="#1F1F1F">
        <style:background-fill draw:fill="solid" draw:fill-color="#1F1F1F"/>
      </style:paragraph-properties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31" style:parent-style-name="Normal" style:family="paragraph">
      <style:text-properties fo:font-weight="bold" style:font-weight-asian="bold" style:font-weight-complex="bold"/>
    </style:style>
    <style:style style:name="P2732" style:parent-style-name="Normal" style:list-style-name="LFO1" style:family="paragraph"/>
    <style:style style:name="P2733" style:parent-style-name="Normal" style:list-style-name="LFO1" style:family="paragraph"/>
    <style:style style:name="P2734" style:parent-style-name="Normal" style:list-style-name="LFO1" style:family="paragraph"/>
    <style:style style:name="P2735" style:parent-style-name="Normal" style:list-style-name="LFO1" style:family="paragraph"/>
    <style:style style:name="P2736" style:parent-style-name="Normal" style:list-style-name="LFO2" style:family="paragraph"/>
    <style:style style:name="P2737" style:parent-style-name="Normal" style:list-style-name="LFO2" style:family="paragraph"/>
    <style:style style:name="P2738" style:parent-style-name="Normal" style:list-style-name="LFO2" style:family="paragraph"/>
    <style:style style:name="P2739" style:parent-style-name="Normal" style:family="paragraph">
      <style:text-properties fo:font-weight="bold" style:font-weight-asian="bold" style:font-weight-complex="bold"/>
    </style:style>
    <style:style style:name="P2740" style:parent-style-name="Normal" style:list-style-name="LFO3" style:family="paragraph"/>
    <style:style style:name="T2741" style:parent-style-name="DefaultParagraphFont" style:family="text">
      <style:text-properties fo:font-weight="bold" style:font-weight-asian="bold" style:font-weight-complex="bold"/>
    </style:style>
    <style:style style:name="P2742" style:parent-style-name="Normal" style:list-style-name="LFO3" style:family="paragraph"/>
    <style:style style:name="T2743" style:parent-style-name="DefaultParagraphFont" style:family="text">
      <style:text-properties fo:font-weight="bold" style:font-weight-asian="bold" style:font-weight-complex="bold"/>
    </style:style>
    <style:style style:name="P2744" style:parent-style-name="Normal" style:list-style-name="LFO4" style:family="paragraph"/>
    <style:style style:name="T2745" style:parent-style-name="DefaultParagraphFont" style:family="text">
      <style:text-properties fo:font-weight="bold" style:font-weight-asian="bold" style:font-weight-complex="bold"/>
    </style:style>
    <style:style style:name="P2746" style:parent-style-name="Normal" style:list-style-name="LFO4" style:family="paragraph"/>
    <style:style style:name="T2747" style:parent-style-name="DefaultParagraphFont" style:family="text">
      <style:text-properties fo:font-weight="bold" style:font-weight-asian="bold" style:font-weight-complex="bold"/>
    </style:style>
    <style:style style:name="P2748" style:parent-style-name="Normal" style:list-style-name="LFO4" style:family="paragraph"/>
    <style:style style:name="T2749" style:parent-style-name="DefaultParagraphFont" style:family="text">
      <style:text-properties fo:font-weight="bold" style:font-weight-asian="bold" style:font-weight-complex="bold"/>
    </style:style>
    <style:style style:name="P2750" style:parent-style-name="Normal" style:family="paragraph">
      <style:text-properties fo:font-weight="bold" style:font-weight-asian="bold" style:font-weight-complex="bold"/>
    </style:style>
    <style:style style:name="P2751" style:parent-style-name="Normal" style:list-style-name="LFO5" style:family="paragraph"/>
    <style:style style:name="T2752" style:parent-style-name="DefaultParagraphFont" style:family="text">
      <style:text-properties fo:font-weight="bold" style:font-weight-asian="bold" style:font-weight-complex="bold"/>
    </style:style>
    <style:style style:name="P2753" style:parent-style-name="Normal" style:list-style-name="LFO5" style:family="paragraph"/>
    <style:style style:name="T2754" style:parent-style-name="DefaultParagraphFont" style:family="text">
      <style:text-properties fo:font-weight="bold" style:font-weight-asian="bold" style:font-weight-complex="bold"/>
    </style:style>
    <style:style style:name="P2755" style:parent-style-name="Normal" style:family="paragraph">
      <style:text-properties fo:font-weight="bold" style:font-weight-asian="bold" style:font-weight-complex="bold"/>
    </style:style>
    <style:style style:name="P2756" style:parent-style-name="Normal" style:list-style-name="LFO6" style:family="paragraph"/>
    <style:style style:name="T2757" style:parent-style-name="DefaultParagraphFont" style:family="text">
      <style:text-properties fo:font-weight="bold" style:font-weight-asian="bold" style:font-weight-complex="bold"/>
    </style:style>
    <style:style style:name="P2758" style:parent-style-name="Normal" style:list-style-name="LFO6" style:family="paragraph"/>
    <style:style style:name="T2759" style:parent-style-name="DefaultParagraphFont" style:family="text">
      <style:text-properties fo:font-weight="bold" style:font-weight-asian="bold" style:font-weight-complex="bold"/>
    </style:style>
    <style:style style:name="P2760" style:parent-style-name="Normal" style:list-style-name="LFO7" style:family="paragraph"/>
    <style:style style:name="P2761" style:parent-style-name="Normal" style:list-style-name="LFO8" style:family="paragraph"/>
    <style:style style:name="P2762" style:parent-style-name="Normal" style:family="paragraph">
      <style:text-properties fo:font-weight="bold" style:font-weight-asian="bold" style:font-weight-complex="bold"/>
    </style:style>
    <style:style style:name="P2763" style:parent-style-name="Normal" style:list-style-name="LFO9" style:family="paragraph"/>
    <style:style style:name="P2764" style:parent-style-name="Normal" style:list-style-name="LFO9" style:family="paragraph"/>
    <style:style style:name="P2765" style:parent-style-name="Normal" style:list-style-name="LFO10" style:family="paragraph"/>
    <style:style style:name="P2766" style:parent-style-name="Normal" style:family="paragraph">
      <style:text-properties fo:font-weight="bold" style:font-weight-asian="bold" style:font-weight-complex="bold"/>
    </style:style>
    <style:style style:name="P2767" style:parent-style-name="Normal" style:list-style-name="LFO11" style:family="paragraph"/>
    <style:style style:name="P2768" style:parent-style-name="Normal" style:family="paragraph">
      <style:text-properties fo:font-weight="bold" style:font-weight-asian="bold" style:font-weight-complex="bold"/>
    </style:style>
    <style:style style:name="P2769" style:parent-style-name="Normal" style:list-style-name="LFO12" style:family="paragraph"/>
    <style:style style:name="P2770" style:parent-style-name="Normal" style:family="paragraph">
      <style:text-properties fo:font-weight="bold" style:font-weight-asian="bold" style:font-weight-complex="bold"/>
    </style:style>
    <style:style style:name="P2771" style:parent-style-name="Normal" style:list-style-name="LFO13" style:family="paragraph"/>
    <style:style style:name="P2772" style:parent-style-name="Normal" style:family="paragraph">
      <style:text-properties fo:font-weight="bold" style:font-weight-asian="bold" style:font-weight-complex="bold"/>
    </style:style>
    <style:style style:name="P2773" style:parent-style-name="Normal" style:list-style-name="LFO14" style:family="paragraph"/>
    <style:style style:name="P2774" style:parent-style-name="Normal" style:family="paragraph">
      <style:text-properties fo:font-weight="bold" style:font-weight-asian="bold" style:font-weight-complex="bold"/>
    </style:style>
    <style:style style:name="P2775" style:parent-style-name="Normal" style:list-style-name="LFO15" style:family="paragraph"/>
    <style:style style:name="P2776" style:parent-style-name="Normal" style:family="paragraph">
      <style:text-properties fo:font-weight="bold" style:font-weight-asian="bold" style:font-weight-complex="bold"/>
    </style:style>
    <style:style style:name="P2777" style:parent-style-name="Normal" style:list-style-name="LFO16" style:family="paragraph"/>
    <style:style style:family="graphic" style:name="a6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solid" draw:fill-color="#ffffff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*</text:span><text:span text:style-name="T3"><text:s/>{</text:span></text:p>
      <text:p text:style-name="P4"><text:span text:style-name="T5">   <text:s/></text:span><text:span text:style-name="T6">margin</text:span><text:span text:style-name="T7">:<text:s/></text:span><text:span text:style-name="T8">0</text:span><text:span text:style-name="T9">;</text:span></text:p>
      <text:p text:style-name="P10"><text:span text:style-name="T11">   <text:s/></text:span><text:span text:style-name="T12">padding</text:span><text:span text:style-name="T13">:<text:s/></text:span><text:span text:style-name="T14">0</text:span><text:span text:style-name="T15">;</text:span></text:p>
      <text:p text:style-name="P16"><text:span text:style-name="T17">   <text:s/></text:span><text:span text:style-name="T18">box-sizing</text:span><text:span text:style-name="T19">:<text:s/></text:span><text:span text:style-name="T20">border-box</text:span><text:span text:style-name="T21">;</text:span></text:p>
      <text:p text:style-name="P22"><text:span text:style-name="T23">   <text:s/></text:span><text:span text:style-name="T24">font-family</text:span><text:span text:style-name="T25">:<text:s/></text:span><text:span text:style-name="T26">'Arial'</text:span><text:span text:style-name="T27">,<text:s/></text:span><text:span text:style-name="T28">sans-serif</text:span><text:span text:style-name="T29">;</text:span></text:p>
      <text:p text:style-name="P30">   </text:p>
      <text:p text:style-name="P31">}</text:p>
      <text:p text:style-name="P32"/>
      <text:p text:style-name="P33"><text:span text:style-name="T34">body</text:span><text:span text:style-name="T35"><text:s/>{</text:span></text:p>
      <text:p text:style-name="P36"><text:span text:style-name="T37">   <text:s/></text:span><text:span text:style-name="T38">line-height</text:span><text:span text:style-name="T39">:<text:s/></text:span><text:span text:style-name="T40">1.6</text:span><text:span text:style-name="T41">;</text:span></text:p>
      <text:p text:style-name="P42"><text:span text:style-name="T43">   <text:s/></text:span><text:span text:style-name="T44">background-color</text:span><text:span text:style-name="T45">:<text:s/></text:span><text:span text:style-name="T46">#f4f4f4</text:span><text:span text:style-name="T47">;</text:span></text:p>
      <text:p text:style-name="P48"><text:span text:style-name="T49">   <text:s/></text:span><text:span text:style-name="T50">color</text:span><text:span text:style-name="T51">:<text:s/></text:span><text:span text:style-name="T52">#333</text:span><text:span text:style-name="T53">;</text:span></text:p>
      <text:p text:style-name="P54">}</text:p>
      <text:p text:style-name="P55"/>
      <text:p text:style-name="P56"><text:span text:style-name="T57">/* Zaglavlje */</text:span></text:p>
      <text:p text:style-name="P58"><text:span text:style-name="T59">header</text:span><text:span text:style-name="T60"><text:s/>{</text:span></text:p>
      <text:p text:style-name="P61"><text:span text:style-name="T62">   <text:s/></text:span><text:span text:style-name="T63">background-color</text:span><text:span text:style-name="T64">:<text:s/></text:span><text:span text:style-name="T65">#ff6347</text:span><text:span text:style-name="T66">;<text:s/></text:span></text:p>
      <text:p text:style-name="P67"><text:span text:style-name="T68">   <text:s/></text:span><text:span text:style-name="T69">color</text:span><text:span text:style-name="T70">:<text:s/></text:span><text:span text:style-name="T71">white</text:span><text:span text:style-name="T72">;</text:span></text:p>
      <text:p text:style-name="P73"><text:span text:style-name="T74">   <text:s/></text:span><text:span text:style-name="T75">padding</text:span><text:span text:style-name="T76">:<text:s/></text:span><text:span text:style-name="T77">20px</text:span><text:span text:style-name="T78"><text:s/></text:span><text:span text:style-name="T79">0</text:span><text:span text:style-name="T80">;<text:s/></text:span></text:p>
      <text:p text:style-name="P81"><text:span text:style-name="T82">   <text:s/></text:span><text:span text:style-name="T83">text-align</text:span><text:span text:style-name="T84">:<text:s/></text:span><text:span text:style-name="T85">center</text:span><text:span text:style-name="T86">;</text:span></text:p>
      <text:p text:style-name="P87"><text:span text:style-name="T88">   <text:s/></text:span><text:span text:style-name="T89">box-shadow</text:span><text:span text:style-name="T90">:<text:s/></text:span><text:span text:style-name="T91">0</text:span><text:span text:style-name="T92"><text:s/></text:span><text:span text:style-name="T93">4px</text:span><text:span text:style-name="T94"><text:s/></text:span><text:span text:style-name="T95">6px</text:span><text:span text:style-name="T96"><text:s/></text:span><text:span text:style-name="T97">rgba</text:span><text:span text:style-name="T98">(</text:span><text:span text:style-name="T99">0</text:span><text:span text:style-name="T100">,</text:span><text:span text:style-name="T101">0</text:span><text:span text:style-name="T102">,</text:span><text:span text:style-name="T103">0</text:span><text:span text:style-name="T104">,</text:span><text:span text:style-name="T105">0.1</text:span><text:span text:style-name="T106">);</text:span></text:p>
      <text:p text:style-name="P107">}</text:p>
      <text:p text:style-name="P108"/>
      <text:p text:style-name="P109"><text:span text:style-name="T110">header</text:span><text:span text:style-name="T111"><text:s/></text:span><text:span text:style-name="T112">h1</text:span><text:span text:style-name="T113"><text:s/>{</text:span></text:p>
      <text:p text:style-name="P114"><text:span text:style-name="T115">   <text:s/></text:span><text:span text:style-name="T116">margin-bottom</text:span><text:span text:style-name="T117">:<text:s/></text:span><text:span text:style-name="T118">10px</text:span><text:span text:style-name="T119">;</text:span></text:p>
      <text:p text:style-name="P120"><text:span text:style-name="T121">   <text:s/></text:span><text:span text:style-name="T122">font-size</text:span><text:span text:style-name="T123">:<text:s/></text:span><text:span text:style-name="T124">2.5em</text:span><text:span text:style-name="T125">;</text:span></text:p>
      <text:p text:style-name="P126">}</text:p>
      <text:p text:style-name="P127"/>
      <text:p text:style-name="P128"><text:span text:style-name="T129">nav</text:span><text:span text:style-name="T130"><text:s/></text:span><text:span text:style-name="T131">ul</text:span><text:span text:style-name="T132"><text:s/>{</text:span></text:p>
      <text:p text:style-name="P133"><text:span text:style-name="T134">   <text:s/></text:span><text:span text:style-name="T135">list-style</text:span><text:span text:style-name="T136">:<text:s/></text:span><text:span text:style-name="T137">none</text:span><text:span text:style-name="T138">;</text:span></text:p>
      <text:p text:style-name="P139"><text:span text:style-name="T140">   <text:s/></text:span><text:span text:style-name="T141">display</text:span><text:span text:style-name="T142">:<text:s/></text:span><text:span text:style-name="T143">flex</text:span><text:span text:style-name="T144">;</text:span></text:p>
      <text:p text:style-name="P145"><text:span text:style-name="T146">   <text:s/></text:span><text:span text:style-name="T147">justify-content</text:span><text:span text:style-name="T148">:<text:s/></text:span><text:span text:style-name="T149">center</text:span><text:span text:style-name="T150">;</text:span></text:p>
      <text:p text:style-name="P151"><text:span text:style-name="T152">   <text:s/></text:span><text:span text:style-name="T153">gap</text:span><text:span text:style-name="T154">:<text:s/></text:span><text:span text:style-name="T155">80px</text:span><text:span text:style-name="T156">;</text:span></text:p>
      <text:p text:style-name="P157">}</text:p>
      <text:p text:style-name="P158"/>
      <text:p text:style-name="P159"><text:span text:style-name="T160">nav</text:span><text:span text:style-name="T161"><text:s/></text:span><text:span text:style-name="T162">a</text:span><text:span text:style-name="T163"><text:s/>{</text:span></text:p>
      <text:p text:style-name="P164"><text:span text:style-name="T165">   <text:s/></text:span><text:span text:style-name="T166">color</text:span><text:span text:style-name="T167">:<text:s/></text:span><text:span text:style-name="T168">white</text:span><text:span text:style-name="T169">;</text:span></text:p>
      <text:p text:style-name="P170"><text:span text:style-name="T171">   <text:s/></text:span><text:span text:style-name="T172">text-decoration</text:span><text:span text:style-name="T173">:<text:s/></text:span><text:span text:style-name="T174">none</text:span><text:span text:style-name="T175">;</text:span></text:p>
      <text:p text:style-name="P176"><text:span text:style-name="T177">   <text:s/></text:span><text:span text:style-name="T178">font-weight</text:span><text:span text:style-name="T179">:<text:s/></text:span><text:span text:style-name="T180">bold</text:span><text:span text:style-name="T181">;</text:span></text:p>
      <text:p text:style-name="P182"><text:span text:style-name="T183">   <text:s/></text:span><text:span text:style-name="T184">transition</text:span><text:span text:style-name="T185">:<text:s/></text:span><text:span text:style-name="T186">color</text:span><text:span text:style-name="T187"><text:s/></text:span><text:span text:style-name="T188">0.3s</text:span><text:span text:style-name="T189">;</text:span></text:p>
      <text:p text:style-name="P190">}</text:p>
      <text:p text:style-name="P191"/>
      <text:p text:style-name="P192"><text:span text:style-name="T193">nav</text:span><text:span text:style-name="T194"><text:s/></text:span><text:span text:style-name="T195">a:hover</text:span><text:span text:style-name="T196"><text:s/>{</text:span></text:p>
      <text:p text:style-name="P197"><text:span text:style-name="T198">   <text:s/></text:span><text:span text:style-name="T199">color</text:span><text:span text:style-name="T200">:<text:s/></text:span><text:span text:style-name="T201">#333</text:span><text:span text:style-name="T202">;</text:span></text:p>
      <text:p text:style-name="P203">}</text:p>
      <text:p text:style-name="P204"/>
      <text:p text:style-name="P205"><text:span text:style-name="T206">/* Sekcije */</text:span></text:p>
      <text:p text:style-name="P207"><text:span text:style-name="T208">section</text:span><text:span text:style-name="T209"><text:s/>{</text:span></text:p>
      <text:p text:style-name="P210"><text:span text:style-name="T211">   <text:s/></text:span><text:span text:style-name="T212">padding</text:span><text:span text:style-name="T213">:<text:s/></text:span><text:span text:style-name="T214">40px</text:span><text:span text:style-name="T215"><text:s/></text:span><text:span text:style-name="T216">20px</text:span><text:span text:style-name="T217">;</text:span></text:p>
      <text:p text:style-name="P218"><text:span text:style-name="T219">   <text:s/></text:span><text:span text:style-name="T220">max-width</text:span><text:span text:style-name="T221">:<text:s/></text:span><text:span text:style-name="T222">1200px</text:span><text:span text:style-name="T223">;</text:span></text:p>
      <text:soft-page-break/>
      <text:p text:style-name="P224"><text:span text:style-name="T225">   <text:s/></text:span><text:span text:style-name="T226">margin</text:span><text:span text:style-name="T227">:<text:s/></text:span><text:span text:style-name="T228">auto</text:span><text:span text:style-name="T229">;</text:span></text:p>
      <text:p text:style-name="P230"/>
      <text:p text:style-name="P231">}</text:p>
      <text:p text:style-name="P232"/>
      <text:p text:style-name="P233"><text:span text:style-name="T234">/* Naslovi sekcija */</text:span></text:p>
      <text:p text:style-name="P235"><text:span text:style-name="T236">section</text:span><text:span text:style-name="T237"><text:s/></text:span><text:span text:style-name="T238">h2</text:span><text:span text:style-name="T239">{</text:span></text:p>
      <text:p text:style-name="P240"><text:span text:style-name="T241">   <text:s/></text:span><text:span text:style-name="T242">text-align</text:span><text:span text:style-name="T243">:<text:s/></text:span><text:span text:style-name="T244">center</text:span><text:span text:style-name="T245">;<text:s/></text:span></text:p>
      <text:p text:style-name="P246"><text:span text:style-name="T247">   <text:s/></text:span><text:span text:style-name="T248">margin-bottom</text:span><text:span text:style-name="T249">:<text:s/></text:span><text:span text:style-name="T250">20px</text:span><text:span text:style-name="T251">;</text:span></text:p>
      <text:p text:style-name="P252"><text:span text:style-name="T253">   <text:s/></text:span><text:span text:style-name="T254">font-size</text:span><text:span text:style-name="T255">:<text:s/></text:span><text:span text:style-name="T256">2em</text:span><text:span text:style-name="T257">;</text:span></text:p>
      <text:p text:style-name="P258"><text:span text:style-name="T259">   <text:s/></text:span><text:span text:style-name="T260">color</text:span><text:span text:style-name="T261">:<text:s/></text:span><text:span text:style-name="T262">#ff6347</text:span><text:span text:style-name="T263">;</text:span></text:p>
      <text:p text:style-name="P264">}</text:p>
      <text:p text:style-name="P265"/>
      <text:p text:style-name="P266"><text:span text:style-name="T267">/* Recepti */</text:span></text:p>
      <text:p text:style-name="P268"><text:span text:style-name="T269">.recipes</text:span><text:span text:style-name="T270"><text:s/>{</text:span></text:p>
      <text:p text:style-name="P271"><text:span text:style-name="T272">   <text:s/></text:span><text:span text:style-name="T273">display</text:span><text:span text:style-name="T274">:<text:s/></text:span><text:span text:style-name="T275">flex</text:span><text:span text:style-name="T276">;</text:span></text:p>
      <text:p text:style-name="P277"><text:span text:style-name="T278">   <text:s/></text:span><text:span text:style-name="T279">flex-wrap</text:span><text:span text:style-name="T280">:<text:s/></text:span><text:span text:style-name="T281">wrap</text:span><text:span text:style-name="T282">;</text:span></text:p>
      <text:p text:style-name="P283"><text:span text:style-name="T284">   <text:s/></text:span><text:span text:style-name="T285">gap</text:span><text:span text:style-name="T286">:<text:s/></text:span><text:span text:style-name="T287">20px</text:span><text:span text:style-name="T288">;</text:span></text:p>
      <text:p text:style-name="P289"><text:span text:style-name="T290">   <text:s/></text:span><text:span text:style-name="T291">justify-content</text:span><text:span text:style-name="T292">:<text:s/></text:span><text:span text:style-name="T293">center</text:span><text:span text:style-name="T294">;</text:span></text:p>
      <text:p text:style-name="P295"><text:span text:style-name="T296">   <text:s/></text:span><text:span text:style-name="T297">text-align</text:span><text:span text:style-name="T298">:<text:s/></text:span><text:span text:style-name="T299">center</text:span><text:span text:style-name="T300">;</text:span></text:p>
      <text:p text:style-name="P301">}</text:p>
      <text:p text:style-name="P302"/>
      <text:p text:style-name="P303"><text:span text:style-name="T304">.recipe-card</text:span><text:span text:style-name="T305"><text:s/>{</text:span></text:p>
      <text:p text:style-name="P306"><text:span text:style-name="T307">   <text:s/></text:span><text:span text:style-name="T308">background-color</text:span><text:span text:style-name="T309">:<text:s/></text:span><text:span text:style-name="T310">white</text:span><text:span text:style-name="T311">;</text:span></text:p>
      <text:p text:style-name="P312"><text:span text:style-name="T313">   <text:s/></text:span><text:span text:style-name="T314">border-radius</text:span><text:span text:style-name="T315">:<text:s/></text:span><text:span text:style-name="T316">8px</text:span><text:span text:style-name="T317">;  </text:span></text:p>
      <text:p text:style-name="P318"><text:span text:style-name="T319">   <text:s/></text:span><text:span text:style-name="T320">box-shadow</text:span><text:span text:style-name="T321">:<text:s/></text:span><text:span text:style-name="T322">0</text:span><text:span text:style-name="T323"><text:s/></text:span><text:span text:style-name="T324">4px</text:span><text:span text:style-name="T325"><text:s/></text:span><text:span text:style-name="T326">8px</text:span><text:span text:style-name="T327"><text:s/></text:span><text:span text:style-name="T328">rgba</text:span><text:span text:style-name="T329">(</text:span><text:span text:style-name="T330">0</text:span><text:span text:style-name="T331">,</text:span><text:span text:style-name="T332">0</text:span><text:span text:style-name="T333">,</text:span><text:span text:style-name="T334">0</text:span><text:span text:style-name="T335">,</text:span><text:span text:style-name="T336">0.1</text:span><text:span text:style-name="T337">);</text:span></text:p>
      <text:p text:style-name="P338"><text:span text:style-name="T339">   <text:s/></text:span><text:span text:style-name="T340">width</text:span><text:span text:style-name="T341">:<text:s/></text:span><text:span text:style-name="T342">300px</text:span><text:span text:style-name="T343">;</text:span></text:p>
      <text:p text:style-name="P344"><text:span text:style-name="T345">   <text:s/></text:span><text:span text:style-name="T346">overflow</text:span><text:span text:style-name="T347">:<text:s/></text:span><text:span text:style-name="T348">hidden</text:span><text:span text:style-name="T349">;</text:span></text:p>
      <text:p text:style-name="P350"><text:span text:style-name="T351">   <text:s/></text:span><text:span text:style-name="T352">display</text:span><text:span text:style-name="T353">:<text:s/></text:span><text:span text:style-name="T354">flex</text:span><text:span text:style-name="T355">;</text:span></text:p>
      <text:p text:style-name="P356"><text:span text:style-name="T357">   <text:s/></text:span><text:span text:style-name="T358">flex-direction</text:span><text:span text:style-name="T359">:<text:s/></text:span><text:span text:style-name="T360">column</text:span><text:span text:style-name="T361">;</text:span></text:p>
      <text:p text:style-name="P362"><text:span text:style-name="T363">   <text:s/></text:span><text:span text:style-name="T364">transition</text:span><text:span text:style-name="T365">: transform<text:s/></text:span><text:span text:style-name="T366">0.3s</text:span><text:span text:style-name="T367">, box-shadow<text:s/></text:span><text:span text:style-name="T368">0.3s</text:span><text:span text:style-name="T369">;</text:span></text:p>
      <text:p text:style-name="P370">}</text:p>
      <text:p text:style-name="P371"><text:line-break/><text:line-break/><text:line-break/></text:p>
      <text:p text:style-name="P372"><text:span text:style-name="T373">/*</text:span></text:p>
      <text:p text:style-name="P374"/>
      <text:p text:style-name="P375"><text:span text:style-name="T376">.recipe-card {</text:span></text:p>
      <text:p text:style-name="P377"><text:span text:style-name="T378">    justify-content: flex-end;</text:span></text:p>
      <text:p text:style-name="P379"><text:span text:style-name="T380">    height: 70vh;</text:span></text:p>
      <text:p text:style-name="P381"><text:span text:style-name="T382">   <text:s/></text:span></text:p>
      <text:p text:style-name="P383"/>
      <text:p text:style-name="P384"><text:span text:style-name="T385">}</text:span></text:p>
      <text:p text:style-name="P386"/>
      <text:p text:style-name="P387"><text:span text:style-name="T388">*/</text:span></text:p>
      <text:p text:style-name="P389"><text:line-break/><text:line-break/><text:soft-page-break/><text:line-break/></text:p>
      <text:p text:style-name="P390"><text:span text:style-name="T391">.recipe-card:hover</text:span><text:span text:style-name="T392"><text:s/>{</text:span></text:p>
      <text:p text:style-name="P393"><text:span text:style-name="T394">   <text:s/></text:span><text:span text:style-name="T395">transform</text:span><text:span text:style-name="T396">:<text:s/></text:span><text:span text:style-name="T397">translateY</text:span><text:span text:style-name="T398">(</text:span><text:span text:style-name="T399">-5px</text:span><text:span text:style-name="T400">);</text:span></text:p>
      <text:p text:style-name="P401"><text:span text:style-name="T402">   <text:s/></text:span><text:span text:style-name="T403">box-shadow</text:span><text:span text:style-name="T404">:<text:s/></text:span><text:span text:style-name="T405">0</text:span><text:span text:style-name="T406"><text:s/></text:span><text:span text:style-name="T407">8px</text:span><text:span text:style-name="T408"><text:s/></text:span><text:span text:style-name="T409">16px</text:span><text:span text:style-name="T410"><text:s/></text:span><text:span text:style-name="T411">rgba</text:span><text:span text:style-name="T412">(</text:span><text:span text:style-name="T413">0</text:span><text:span text:style-name="T414">,</text:span><text:span text:style-name="T415">0</text:span><text:span text:style-name="T416">,</text:span><text:span text:style-name="T417">0</text:span><text:span text:style-name="T418">,</text:span><text:span text:style-name="T419">0.2</text:span><text:span text:style-name="T420">);</text:span></text:p>
      <text:p text:style-name="P421">}</text:p>
      <text:p text:style-name="P422"/>
      <text:p text:style-name="P423"><text:span text:style-name="T424">.recipe-card</text:span><text:span text:style-name="T425"><text:s/></text:span><text:span text:style-name="T426">img</text:span><text:span text:style-name="T427"><text:s/>{</text:span></text:p>
      <text:p text:style-name="P428"><text:span text:style-name="T429">   <text:s/></text:span><text:span text:style-name="T430">width</text:span><text:span text:style-name="T431">:<text:s/></text:span><text:span text:style-name="T432">100%</text:span><text:span text:style-name="T433">;</text:span></text:p>
      <text:p text:style-name="P434"><text:span text:style-name="T435">   <text:s/></text:span><text:span text:style-name="T436">height</text:span><text:span text:style-name="T437">:<text:s/></text:span><text:span text:style-name="T438">300px</text:span><text:span text:style-name="T439">;</text:span></text:p>
      <text:p text:style-name="P440"><text:span text:style-name="T441">   <text:s/></text:span><text:span text:style-name="T442">object-fit</text:span><text:span text:style-name="T443">:<text:s/></text:span><text:span text:style-name="T444">cover</text:span><text:span text:style-name="T445">;</text:span></text:p>
      <text:p text:style-name="P446">   <text:s/></text:p>
      <text:p text:style-name="P447"> <text:s/></text:p>
      <text:p text:style-name="P448">}</text:p>
      <text:p text:style-name="P449"><text:line-break/><text:line-break/><text:line-break/></text:p>
      <text:p text:style-name="P450"><text:span text:style-name="T451">.recipe-card</text:span><text:span text:style-name="T452"><text:s/></text:span><text:span text:style-name="T453">h3</text:span><text:span text:style-name="T454"><text:s/>{</text:span></text:p>
      <text:p text:style-name="P455"><text:span text:style-name="T456">   <text:s/></text:span><text:span text:style-name="T457">margin</text:span><text:span text:style-name="T458">:<text:s/></text:span><text:span text:style-name="T459">15px</text:span><text:span text:style-name="T460">;</text:span></text:p>
      <text:p text:style-name="P461"><text:span text:style-name="T462">   <text:s/></text:span><text:span text:style-name="T463">font-size</text:span><text:span text:style-name="T464">:<text:s/></text:span><text:span text:style-name="T465">1.5em</text:span><text:span text:style-name="T466">;</text:span></text:p>
      <text:p text:style-name="P467"><text:span text:style-name="T468">   <text:s/></text:span><text:span text:style-name="T469">color</text:span><text:span text:style-name="T470">:<text:s/></text:span><text:span text:style-name="T471">#333</text:span><text:span text:style-name="T472">;</text:span></text:p>
      <text:p text:style-name="P473">}</text:p>
      <text:p text:style-name="P474"/>
      <text:p text:style-name="P475"><text:span text:style-name="T476">.recipe-card</text:span><text:span text:style-name="T477"><text:s/></text:span><text:span text:style-name="T478">p</text:span><text:span text:style-name="T479"><text:s/>{</text:span></text:p>
      <text:p text:style-name="P480"><text:span text:style-name="T481">   <text:s/></text:span><text:span text:style-name="T482">margin</text:span><text:span text:style-name="T483">:<text:s/></text:span><text:span text:style-name="T484">0</text:span><text:span text:style-name="T485"><text:s/></text:span><text:span text:style-name="T486">15px</text:span><text:span text:style-name="T487"><text:s/></text:span><text:span text:style-name="T488">15px</text:span><text:span text:style-name="T489"><text:s/></text:span><text:span text:style-name="T490">15px</text:span><text:span text:style-name="T491">;</text:span></text:p>
      <text:p text:style-name="P492"><text:span text:style-name="T493">   <text:s/></text:span><text:span text:style-name="T494">font-size</text:span><text:span text:style-name="T495">:<text:s/></text:span><text:span text:style-name="T496">1em</text:span><text:span text:style-name="T497">;</text:span></text:p>
      <text:p text:style-name="P498"><text:span text:style-name="T499">   <text:s/></text:span><text:span text:style-name="T500">color</text:span><text:span text:style-name="T501">:<text:s/></text:span><text:span text:style-name="T502">#666</text:span><text:span text:style-name="T503">;</text:span></text:p>
      <text:p text:style-name="P504">}</text:p>
      <text:p text:style-name="P505"/>
      <text:p text:style-name="P506"><text:span text:style-name="T507">/*</text:span></text:p>
      <text:p text:style-name="P508"><text:span text:style-name="T509">button{</text:span></text:p>
      <text:p text:style-name="P510"><text:span text:style-name="T511">    margin: 0 15px 15px 15px;</text:span></text:p>
      <text:p text:style-name="P512"><text:span text:style-name="T513">    padding: 10px;</text:span></text:p>
      <text:p text:style-name="P514"><text:span text:style-name="T515">    background-color: #ff6347;</text:span></text:p>
      <text:p text:style-name="P516"><text:span text:style-name="T517">    color: white;</text:span></text:p>
      <text:p text:style-name="P518"><text:span text:style-name="T519">    border: none;</text:span></text:p>
      <text:p text:style-name="P520"><text:span text:style-name="T521">    border-radius: 4px;</text:span></text:p>
      <text:p text:style-name="P522"><text:span text:style-name="T523">    cursor: pointer;</text:span></text:p>
      <text:p text:style-name="P524"><text:span text:style-name="T525">    font-size: 1em;</text:span></text:p>
      <text:p text:style-name="P526"><text:span text:style-name="T527">    transition: background-color 0.3s;</text:span></text:p>
      <text:p text:style-name="P528"><text:span text:style-name="T529">}</text:span></text:p>
      <text:p text:style-name="P530"/>
      <text:p text:style-name="P531"><text:span text:style-name="T532">button:hover {</text:span></text:p>
      <text:p text:style-name="P533"><text:span text:style-name="T534">    background-color: #e5533d;</text:span></text:p>
      <text:p text:style-name="P535"><text:span text:style-name="T536">}</text:span></text:p>
      <text:p text:style-name="P537"><text:span text:style-name="T538">*/</text:span></text:p>
      <text:p text:style-name="P539"><text:span text:style-name="T540">/*</text:span></text:p>
      <text:soft-page-break/>
      <text:p text:style-name="P541"><text:span text:style-name="T542">button {</text:span></text:p>
      <text:p text:style-name="P543"><text:span text:style-name="T544">    margin: 0 15px 15px 15px;</text:span></text:p>
      <text:p text:style-name="P545"><text:span text:style-name="T546">    padding: 10px;</text:span></text:p>
      <text:p text:style-name="P547"><text:span text:style-name="T548">    background-color: #ff6347;</text:span></text:p>
      <text:p text:style-name="P549"><text:span text:style-name="T550">    color: white;</text:span></text:p>
      <text:p text:style-name="P551"><text:span text:style-name="T552">    border: none;</text:span></text:p>
      <text:p text:style-name="P553"><text:span text:style-name="T554">    border-radius: 4px;</text:span></text:p>
      <text:p text:style-name="P555"><text:span text:style-name="T556">    cursor: pointer;</text:span></text:p>
      <text:p text:style-name="P557"><text:span text:style-name="T558">    font-size: 1em;</text:span></text:p>
      <text:p text:style-name="P559"><text:span text:style-name="T560">    transition: background-color 0.3s;</text:span></text:p>
      <text:p text:style-name="P561"><text:span text:style-name="T562">}</text:span></text:p>
      <text:p text:style-name="P563"><text:span text:style-name="T564">button:hover {</text:span></text:p>
      <text:p text:style-name="P565"><text:span text:style-name="T566">    background-color: #e5533d;</text:span></text:p>
      <text:p text:style-name="P567"><text:span text:style-name="T568">}</text:span></text:p>
      <text:p text:style-name="P569"><text:span text:style-name="T570">*/</text:span></text:p>
      <text:p text:style-name="P571"/>
      <text:p text:style-name="P572"><text:span text:style-name="T573">.button</text:span><text:span text:style-name="T574"><text:s/>{</text:span></text:p>
      <text:p text:style-name="P575"><text:span text:style-name="T576"> <text:s/></text:span><text:span text:style-name="T577">display</text:span><text:span text:style-name="T578">:<text:s/></text:span><text:span text:style-name="T579">inline-block</text:span><text:span text:style-name="T580">;</text:span></text:p>
      <text:p text:style-name="P581"><text:span text:style-name="T582"> <text:s/></text:span><text:span text:style-name="T583">padding</text:span><text:span text:style-name="T584">:<text:s/></text:span><text:span text:style-name="T585">10px</text:span><text:span text:style-name="T586"><text:s/></text:span><text:span text:style-name="T587">20px</text:span><text:span text:style-name="T588">;</text:span></text:p>
      <text:p text:style-name="P589"><text:span text:style-name="T590"> <text:s/></text:span><text:span text:style-name="T591">background-color</text:span><text:span text:style-name="T592">:<text:s/></text:span><text:span text:style-name="T593">#ff6347</text:span><text:span text:style-name="T594">;</text:span></text:p>
      <text:p text:style-name="P595"><text:span text:style-name="T596"> <text:s/></text:span><text:span text:style-name="T597">color</text:span><text:span text:style-name="T598">:<text:s/></text:span><text:span text:style-name="T599">white</text:span><text:span text:style-name="T600">;</text:span></text:p>
      <text:p text:style-name="P601"><text:span text:style-name="T602"> <text:s/></text:span><text:span text:style-name="T603">text-decoration</text:span><text:span text:style-name="T604">:<text:s/></text:span><text:span text:style-name="T605">none</text:span><text:span text:style-name="T606">;</text:span></text:p>
      <text:p text:style-name="P607"><text:span text:style-name="T608"> <text:s/></text:span><text:span text:style-name="T609">border-radius</text:span><text:span text:style-name="T610">:<text:s/></text:span><text:span text:style-name="T611">4px</text:span><text:span text:style-name="T612">;</text:span></text:p>
      <text:p text:style-name="P613"><text:span text:style-name="T614"> <text:s/></text:span><text:span text:style-name="T615">font-weight</text:span><text:span text:style-name="T616">:<text:s/></text:span><text:span text:style-name="T617">bold</text:span><text:span text:style-name="T618">;</text:span></text:p>
      <text:p text:style-name="P619"><text:span text:style-name="T620"> <text:s/></text:span><text:span text:style-name="T621">font-size</text:span><text:span text:style-name="T622">:<text:s/></text:span><text:span text:style-name="T623">22px</text:span><text:span text:style-name="T624">;</text:span></text:p>
      <text:p text:style-name="P625"><text:span text:style-name="T626"> <text:s/></text:span><text:span text:style-name="T627">text-decoration</text:span><text:span text:style-name="T628">:<text:s/></text:span><text:span text:style-name="T629">underline</text:span><text:span text:style-name="T630">;</text:span></text:p>
      <text:p text:style-name="P631"><text:span text:style-name="T632"> <text:s/></text:span><text:span text:style-name="T633">width</text:span><text:span text:style-name="T634">:<text:s/></text:span><text:span text:style-name="T635">100%</text:span><text:span text:style-name="T636">;</text:span></text:p>
      <text:p text:style-name="P637">}</text:p>
      <text:p text:style-name="P638"/>
      <text:p text:style-name="P639"><text:span text:style-name="T640">.button:hover</text:span><text:span text:style-name="T641"><text:s/>{</text:span></text:p>
      <text:p text:style-name="P642"><text:span text:style-name="T643"> <text:s/></text:span><text:span text:style-name="T644">background-color</text:span><text:span text:style-name="T645">:<text:s/></text:span><text:span text:style-name="T646">#FFA07A</text:span><text:span text:style-name="T647">;</text:span></text:p>
      <text:p text:style-name="P648"><text:span text:style-name="T649"> <text:s/></text:span><text:span text:style-name="T650">color</text:span><text:span text:style-name="T651">:<text:s/></text:span><text:span text:style-name="T652">#333</text:span><text:span text:style-name="T653">;</text:span></text:p>
      <text:p text:style-name="P654">}</text:p>
      <text:p text:style-name="P655"><text:line-break/></text:p>
      <text:p text:style-name="P656"><text:span text:style-name="T657">button</text:span><text:span text:style-name="T658"><text:s/>{</text:span></text:p>
      <text:p text:style-name="P659"><text:span text:style-name="T660"> <text:s/></text:span><text:span text:style-name="T661">display</text:span><text:span text:style-name="T662">:<text:s/></text:span><text:span text:style-name="T663">inline-block</text:span><text:span text:style-name="T664">;</text:span></text:p>
      <text:p text:style-name="P665"><text:span text:style-name="T666"> <text:s/></text:span><text:span text:style-name="T667">padding</text:span><text:span text:style-name="T668">:<text:s/></text:span><text:span text:style-name="T669">10px</text:span><text:span text:style-name="T670"><text:s/></text:span><text:span text:style-name="T671">20px</text:span><text:span text:style-name="T672">;</text:span></text:p>
      <text:p text:style-name="P673"><text:span text:style-name="T674"> <text:s/></text:span><text:span text:style-name="T675">background-color</text:span><text:span text:style-name="T676">:<text:s/></text:span><text:span text:style-name="T677">#ff6347</text:span><text:span text:style-name="T678">;</text:span></text:p>
      <text:p text:style-name="P679"><text:span text:style-name="T680"> <text:s/></text:span><text:span text:style-name="T681">color</text:span><text:span text:style-name="T682">:<text:s/></text:span><text:span text:style-name="T683">white</text:span><text:span text:style-name="T684">;</text:span></text:p>
      <text:p text:style-name="P685"><text:span text:style-name="T686"> <text:s/></text:span><text:span text:style-name="T687">text-decoration</text:span><text:span text:style-name="T688">:<text:s/></text:span><text:span text:style-name="T689">none</text:span><text:span text:style-name="T690">;</text:span></text:p>
      <text:p text:style-name="P691"><text:span text:style-name="T692"> <text:s/></text:span><text:span text:style-name="T693">border-radius</text:span><text:span text:style-name="T694">:<text:s/></text:span><text:span text:style-name="T695">4px</text:span><text:span text:style-name="T696">;</text:span></text:p>
      <text:p text:style-name="P697"><text:span text:style-name="T698"> <text:s/></text:span><text:span text:style-name="T699">font-weight</text:span><text:span text:style-name="T700">:<text:s/></text:span><text:span text:style-name="T701">bold</text:span><text:span text:style-name="T702">;</text:span></text:p>
      <text:p text:style-name="P703"><text:span text:style-name="T704"> <text:s/></text:span><text:span text:style-name="T705">font-size</text:span><text:span text:style-name="T706">:<text:s/></text:span><text:span text:style-name="T707">20px</text:span><text:span text:style-name="T708">;</text:span></text:p>
      <text:p text:style-name="P709"><text:span text:style-name="T710"> <text:s/></text:span><text:span text:style-name="T711">width</text:span><text:span text:style-name="T712">:<text:s/></text:span><text:span text:style-name="T713">107%</text:span><text:span text:style-name="T714">;</text:span></text:p>
      <text:p text:style-name="P715">}</text:p>
      <text:p text:style-name="P716"> <text:s/></text:p>
      <text:p text:style-name="P717"/>
      <text:soft-page-break/>
      <text:p text:style-name="P718"><text:span text:style-name="T719">button:hover</text:span><text:span text:style-name="T720"><text:s/>{</text:span></text:p>
      <text:p text:style-name="P721"><text:span text:style-name="T722"> <text:s/></text:span><text:span text:style-name="T723">background-color</text:span><text:span text:style-name="T724">:<text:s/></text:span><text:span text:style-name="T725">#FFA07A</text:span><text:span text:style-name="T726"><text:s/>;</text:span></text:p>
      <text:p text:style-name="P727"><text:span text:style-name="T728"> <text:s/></text:span><text:span text:style-name="T729">color</text:span><text:span text:style-name="T730">:<text:s/></text:span><text:span text:style-name="T731">#333</text:span><text:span text:style-name="T732">;</text:span></text:p>
      <text:p text:style-name="P733">}</text:p>
      <text:p text:style-name="P734"><text:line-break/></text:p>
      <text:p text:style-name="P735"><text:span text:style-name="T736">/* O nama i kontakt */</text:span></text:p>
      <text:p text:style-name="P737"><text:span text:style-name="T738">.about</text:span><text:span text:style-name="T739">,<text:s/></text:span><text:span text:style-name="T740">.contact</text:span><text:span text:style-name="T741"><text:s/>{</text:span></text:p>
      <text:p text:style-name="P742"><text:span text:style-name="T743">   <text:s/></text:span><text:span text:style-name="T744">background-color</text:span><text:span text:style-name="T745">:<text:s/></text:span><text:span text:style-name="T746">#fff</text:span><text:span text:style-name="T747">;</text:span></text:p>
      <text:p text:style-name="P748"><text:span text:style-name="T749">   <text:s/></text:span><text:span text:style-name="T750">border-radius</text:span><text:span text:style-name="T751">:<text:s/></text:span><text:span text:style-name="T752">8px</text:span><text:span text:style-name="T753">;</text:span></text:p>
      <text:p text:style-name="P754"><text:span text:style-name="T755">   <text:s/></text:span><text:span text:style-name="T756">padding</text:span><text:span text:style-name="T757">:<text:s/></text:span><text:span text:style-name="T758">20px</text:span><text:span text:style-name="T759">;</text:span></text:p>
      <text:p text:style-name="P760"><text:span text:style-name="T761">   <text:s/></text:span><text:span text:style-name="T762">box-shadow</text:span><text:span text:style-name="T763">:<text:s/></text:span><text:span text:style-name="T764">0</text:span><text:span text:style-name="T765"><text:s/></text:span><text:span text:style-name="T766">4px</text:span><text:span text:style-name="T767"><text:s/></text:span><text:span text:style-name="T768">8px</text:span><text:span text:style-name="T769"><text:s/></text:span><text:span text:style-name="T770">rgba</text:span><text:span text:style-name="T771">(</text:span><text:span text:style-name="T772">0</text:span><text:span text:style-name="T773">,</text:span><text:span text:style-name="T774">0</text:span><text:span text:style-name="T775">,</text:span><text:span text:style-name="T776">0</text:span><text:span text:style-name="T777">,</text:span><text:span text:style-name="T778">0.1</text:span><text:span text:style-name="T779">);</text:span></text:p>
      <text:p text:style-name="P780"><text:span text:style-name="T781">   <text:s/></text:span><text:span text:style-name="T782">margin-bottom</text:span><text:span text:style-name="T783">:<text:s/></text:span><text:span text:style-name="T784">20px</text:span><text:span text:style-name="T785">;</text:span></text:p>
      <text:p text:style-name="P786"><text:span text:style-name="T787">   <text:s/></text:span><text:span text:style-name="T788">text-align</text:span><text:span text:style-name="T789">:<text:s/></text:span><text:span text:style-name="T790">center</text:span><text:span text:style-name="T791">;</text:span></text:p>
      <text:p text:style-name="P792">}</text:p>
      <text:p text:style-name="P793"/>
      <text:p text:style-name="P794"><text:span text:style-name="T795">.about</text:span><text:span text:style-name="T796"><text:s/></text:span><text:span text:style-name="T797">p</text:span><text:span text:style-name="T798">,<text:s/></text:span><text:span text:style-name="T799">.contact</text:span><text:span text:style-name="T800"><text:s/></text:span><text:span text:style-name="T801">p</text:span><text:span text:style-name="T802"><text:s/>{</text:span></text:p>
      <text:p text:style-name="P803"><text:span text:style-name="T804">   <text:s/></text:span><text:span text:style-name="T805">font-size</text:span><text:span text:style-name="T806">:<text:s/></text:span><text:span text:style-name="T807">18px</text:span><text:span text:style-name="T808">;</text:span></text:p>
      <text:p text:style-name="P809"><text:span text:style-name="T810">   <text:s/></text:span><text:span text:style-name="T811">margin-top</text:span><text:span text:style-name="T812">:<text:s/></text:span><text:span text:style-name="T813">10px</text:span><text:span text:style-name="T814">;</text:span></text:p>
      <text:p text:style-name="P815">}</text:p>
      <text:p text:style-name="P816"/>
      <text:p text:style-name="P817"><text:span text:style-name="T818">/* Footer */</text:span></text:p>
      <text:p text:style-name="P819"><text:span text:style-name="T820">footer</text:span><text:span text:style-name="T821"><text:s/>{</text:span></text:p>
      <text:p text:style-name="P822"><text:span text:style-name="T823">   <text:s/></text:span><text:span text:style-name="T824">background-color</text:span><text:span text:style-name="T825">:<text:s/></text:span><text:span text:style-name="T826">#222</text:span><text:span text:style-name="T827">;</text:span></text:p>
      <text:p text:style-name="P828"><text:span text:style-name="T829">   <text:s/></text:span><text:span text:style-name="T830">color</text:span><text:span text:style-name="T831">:<text:s/></text:span><text:span text:style-name="T832">#ddd</text:span><text:span text:style-name="T833">;</text:span></text:p>
      <text:p text:style-name="P834"><text:span text:style-name="T835">   <text:s/></text:span><text:span text:style-name="T836">text-align</text:span><text:span text:style-name="T837">:<text:s/></text:span><text:span text:style-name="T838">center</text:span><text:span text:style-name="T839">;</text:span></text:p>
      <text:p text:style-name="P840"><text:span text:style-name="T841">   <text:s/></text:span><text:span text:style-name="T842">padding</text:span><text:span text:style-name="T843">:<text:s/></text:span><text:span text:style-name="T844">20px</text:span><text:span text:style-name="T845"><text:s/></text:span><text:span text:style-name="T846">0</text:span><text:span text:style-name="T847">;</text:span></text:p>
      <text:p text:style-name="P848"><text:span text:style-name="T849">   <text:s/></text:span><text:span text:style-name="T850">margin-top</text:span><text:span text:style-name="T851">:<text:s/></text:span><text:span text:style-name="T852">40px</text:span><text:span text:style-name="T853">;</text:span></text:p>
      <text:p text:style-name="P854">}</text:p>
      <text:p text:style-name="P855"/>
      <text:p text:style-name="P856"><text:span text:style-name="T857">footer</text:span><text:span text:style-name="T858"><text:s/></text:span><text:span text:style-name="T859">a</text:span><text:span text:style-name="T860"><text:s/>{</text:span></text:p>
      <text:p text:style-name="P861"><text:span text:style-name="T862">   <text:s/></text:span><text:span text:style-name="T863">background-color</text:span><text:span text:style-name="T864">:<text:s/></text:span><text:span text:style-name="T865">#222</text:span><text:span text:style-name="T866">;</text:span></text:p>
      <text:p text:style-name="P867"><text:span text:style-name="T868">   <text:s/></text:span><text:span text:style-name="T869">color</text:span><text:span text:style-name="T870">:<text:s/></text:span><text:span text:style-name="T871">#ddd</text:span><text:span text:style-name="T872">;</text:span></text:p>
      <text:p text:style-name="P873"><text:span text:style-name="T874">   <text:s/></text:span><text:span text:style-name="T875">text-align</text:span><text:span text:style-name="T876">:<text:s/></text:span><text:span text:style-name="T877">center</text:span><text:span text:style-name="T878">;</text:span></text:p>
      <text:p text:style-name="P879"><text:span text:style-name="T880">   <text:s/></text:span><text:span text:style-name="T881">padding</text:span><text:span text:style-name="T882">:<text:s/></text:span><text:span text:style-name="T883">20px</text:span><text:span text:style-name="T884"><text:s/></text:span><text:span text:style-name="T885">0</text:span><text:span text:style-name="T886">;</text:span></text:p>
      <text:p text:style-name="P887"><text:span text:style-name="T888">   <text:s/></text:span><text:span text:style-name="T889">margin-top</text:span><text:span text:style-name="T890">:<text:s/></text:span><text:span text:style-name="T891">40px</text:span><text:span text:style-name="T892">;</text:span></text:p>
      <text:p text:style-name="P893"><text:span text:style-name="T894">   <text:s/></text:span><text:span text:style-name="T895">text-decoration</text:span><text:span text:style-name="T896">:<text:s/></text:span><text:span text:style-name="T897">none</text:span><text:span text:style-name="T898">;</text:span></text:p>
      <text:p text:style-name="P899">}</text:p>
      <text:p text:style-name="P900"/>
      <text:p text:style-name="P901"><text:span text:style-name="T902">/* Responsive prilagođavanje */</text:span></text:p>
      <text:p text:style-name="P903"><text:span text:style-name="T904">@media</text:span><text:span text:style-name="T905"><text:s/>(</text:span><text:span text:style-name="T906">max-width</text:span><text:span text:style-name="T907">:<text:s/></text:span><text:span text:style-name="T908">768px</text:span><text:span text:style-name="T909">) {</text:span></text:p>
      <text:p text:style-name="P910"><text:span text:style-name="T911">   <text:s/></text:span><text:span text:style-name="T912">nav</text:span><text:span text:style-name="T913"><text:s/></text:span><text:span text:style-name="T914">ul</text:span><text:span text:style-name="T915"><text:s/>{</text:span></text:p>
      <text:p text:style-name="P916"><text:span text:style-name="T917">       <text:s/></text:span><text:span text:style-name="T918">flex-direction</text:span><text:span text:style-name="T919">:<text:s/></text:span><text:span text:style-name="T920">column</text:span><text:span text:style-name="T921">;</text:span></text:p>
      <text:p text:style-name="P922"><text:span text:style-name="T923">       <text:s/></text:span><text:span text:style-name="T924">gap</text:span><text:span text:style-name="T925">:<text:s/></text:span><text:span text:style-name="T926">10px</text:span><text:span text:style-name="T927">;</text:span></text:p>
      <text:p text:style-name="P928">    }</text:p>
      <text:p text:style-name="P929"/>
      <text:p text:style-name="P930"><text:span text:style-name="T931">   <text:s/></text:span><text:span text:style-name="T932">.recipes</text:span><text:span text:style-name="T933"><text:s/>{</text:span></text:p>
      <text:p text:style-name="P934"><text:span text:style-name="T935">       <text:s/></text:span><text:span text:style-name="T936">flex-direction</text:span><text:span text:style-name="T937">:<text:s/></text:span><text:span text:style-name="T938">column</text:span><text:span text:style-name="T939">;</text:span></text:p>
      <text:p text:style-name="P940"><text:span text:style-name="T941">       <text:s/></text:span><text:span text:style-name="T942">align-items</text:span><text:span text:style-name="T943">:<text:s/></text:span><text:span text:style-name="T944">center</text:span><text:span text:style-name="T945">;</text:span></text:p>
      <text:soft-page-break/>
      <text:p text:style-name="P946">    }</text:p>
      <text:p text:style-name="P947"/>
      <text:p text:style-name="P948"><text:span text:style-name="T949">   <text:s/></text:span><text:span text:style-name="T950">.recipe-card</text:span><text:span text:style-name="T951"><text:s/>{</text:span></text:p>
      <text:p text:style-name="P952"><text:span text:style-name="T953">       <text:s/></text:span><text:span text:style-name="T954">width</text:span><text:span text:style-name="T955">:<text:s/></text:span><text:span text:style-name="T956">90%</text:span><text:span text:style-name="T957">;</text:span></text:p>
      <text:p text:style-name="P958">    }</text:p>
      <text:p text:style-name="P959">}</text:p>
      <text:p text:style-name="P960"/>
      <text:p text:style-name="P961"><text:span text:style-name="T962">h2</text:span><text:span text:style-name="T963"><text:s/>{</text:span></text:p>
      <text:p text:style-name="P964"><text:span text:style-name="T965">   <text:s/></text:span><text:span text:style-name="T966">text-align</text:span><text:span text:style-name="T967">:<text:s/></text:span><text:span text:style-name="T968">center</text:span><text:span text:style-name="T969">;</text:span></text:p>
      <text:p text:style-name="P970">}</text:p>
      <text:p text:style-name="P971"/>
      <text:p text:style-name="P972"><text:span text:style-name="T973">.vasirecepti</text:span><text:span text:style-name="T974"><text:s/>{</text:span></text:p>
      <text:p text:style-name="P975"><text:span text:style-name="T976">   <text:s/></text:span><text:span text:style-name="T977">box-shadow</text:span><text:span text:style-name="T978">:<text:s/></text:span><text:span text:style-name="T979">0px</text:span><text:span text:style-name="T980"><text:s/></text:span><text:span text:style-name="T981">8px</text:span><text:span text:style-name="T982"><text:s/></text:span><text:span text:style-name="T983">16px</text:span><text:span text:style-name="T984"><text:s/></text:span><text:span text:style-name="T985">rgba</text:span><text:span text:style-name="T986">(</text:span><text:span text:style-name="T987">0</text:span><text:span text:style-name="T988">,<text:s/></text:span><text:span text:style-name="T989">0</text:span><text:span text:style-name="T990">,<text:s/></text:span><text:span text:style-name="T991">0</text:span><text:span text:style-name="T992">,<text:s/></text:span><text:span text:style-name="T993">0.2</text:span><text:span text:style-name="T994">);</text:span></text:p>
      <text:p text:style-name="P995"><text:span text:style-name="T996">   <text:s/></text:span><text:span text:style-name="T997">width</text:span><text:span text:style-name="T998">:<text:s/></text:span><text:span text:style-name="T999">450px</text:span><text:span text:style-name="T1000">;</text:span></text:p>
      <text:p text:style-name="P1001"><text:span text:style-name="T1002">   <text:s/></text:span><text:span text:style-name="T1003">height</text:span><text:span text:style-name="T1004">:<text:s/></text:span><text:span text:style-name="T1005">180px</text:span><text:span text:style-name="T1006">;</text:span></text:p>
      <text:p text:style-name="P1007"><text:span text:style-name="T1008">   <text:s/></text:span><text:span text:style-name="T1009">padding</text:span><text:span text:style-name="T1010">:<text:s/></text:span><text:span text:style-name="T1011">10px</text:span><text:span text:style-name="T1012">;</text:span></text:p>
      <text:p text:style-name="P1013"><text:span text:style-name="T1014">     </text:span><text:span text:style-name="T1015">position</text:span><text:span text:style-name="T1016">:<text:s/></text:span><text:span text:style-name="T1017">fixed</text:span><text:span text:style-name="T1018">;<text:s/></text:span></text:p>
      <text:p text:style-name="P1019"><text:span text:style-name="T1020">   <text:s/></text:span><text:span text:style-name="T1021">top</text:span><text:span text:style-name="T1022">:<text:s/></text:span><text:span text:style-name="T1023">480px</text:span><text:span text:style-name="T1024">;</text:span></text:p>
      <text:p text:style-name="P1025"><text:span text:style-name="T1026">   <text:s/></text:span><text:span text:style-name="T1027">right</text:span><text:span text:style-name="T1028">:<text:s/></text:span><text:span text:style-name="T1029">10px</text:span><text:span text:style-name="T1030">;<text:s/></text:span></text:p>
      <text:p text:style-name="P1031"/>
      <text:p text:style-name="P1032">}</text:p>
      <text:p text:style-name="P1033"><text:line-break/><text:line-break/><text:line-break/></text:p>
      <text:p text:style-name="P1034"><text:span text:style-name="T1035">.voce</text:span><text:span text:style-name="T1036"><text:s/>{</text:span></text:p>
      <text:p text:style-name="P1037"><text:span text:style-name="T1038">     </text:span><text:span text:style-name="T1039">box-shadow</text:span><text:span text:style-name="T1040">:<text:s/></text:span><text:span text:style-name="T1041">0px</text:span><text:span text:style-name="T1042"><text:s/></text:span><text:span text:style-name="T1043">8px</text:span><text:span text:style-name="T1044"><text:s/></text:span><text:span text:style-name="T1045">16px</text:span><text:span text:style-name="T1046"><text:s/></text:span><text:span text:style-name="T1047">rgba</text:span><text:span text:style-name="T1048">(</text:span><text:span text:style-name="T1049">0</text:span><text:span text:style-name="T1050">,<text:s/></text:span><text:span text:style-name="T1051">0</text:span><text:span text:style-name="T1052">,<text:s/></text:span><text:span text:style-name="T1053">0</text:span><text:span text:style-name="T1054">,<text:s/></text:span><text:span text:style-name="T1055">0.2</text:span><text:span text:style-name="T1056">);</text:span></text:p>
      <text:p text:style-name="P1057"><text:span text:style-name="T1058">   <text:s/></text:span><text:span text:style-name="T1059">width</text:span><text:span text:style-name="T1060">:<text:s/></text:span><text:span text:style-name="T1061">450px</text:span><text:span text:style-name="T1062">;</text:span></text:p>
      <text:p text:style-name="P1063"><text:span text:style-name="T1064">   <text:s/></text:span><text:span text:style-name="T1065">height</text:span><text:span text:style-name="T1066">:<text:s/></text:span><text:span text:style-name="T1067">300px</text:span><text:span text:style-name="T1068">;</text:span></text:p>
      <text:p text:style-name="P1069"><text:span text:style-name="T1070">   <text:s/></text:span><text:span text:style-name="T1071">padding</text:span><text:span text:style-name="T1072">:<text:s/></text:span><text:span text:style-name="T1073">20px</text:span><text:span text:style-name="T1074">;</text:span></text:p>
      <text:p text:style-name="P1075"><text:span text:style-name="T1076">   <text:s/></text:span><text:span text:style-name="T1077">position</text:span><text:span text:style-name="T1078">:<text:s/></text:span><text:span text:style-name="T1079">absolute</text:span><text:span text:style-name="T1080">;<text:s/></text:span></text:p>
      <text:p text:style-name="P1081"><text:span text:style-name="T1082">   <text:s/></text:span><text:span text:style-name="T1083">top</text:span><text:span text:style-name="T1084">:<text:s/></text:span><text:span text:style-name="T1085">250px</text:span><text:span text:style-name="T1086">;</text:span></text:p>
      <text:p text:style-name="P1087"><text:span text:style-name="T1088">   <text:s/></text:span><text:span text:style-name="T1089">left</text:span><text:span text:style-name="T1090">:<text:s/></text:span><text:span text:style-name="T1091">10px</text:span><text:span text:style-name="T1092">;<text:s/></text:span></text:p>
      <text:p text:style-name="P1093"><text:span text:style-name="T1094">   <text:s/></text:span><text:span text:style-name="T1095">overflow</text:span><text:span text:style-name="T1096">:<text:s/></text:span><text:span text:style-name="T1097">auto</text:span><text:span text:style-name="T1098">;</text:span></text:p>
      <text:p text:style-name="P1099">   <text:s/></text:p>
      <text:p text:style-name="P1100"> </text:p>
      <text:p text:style-name="P1101">}</text:p>
      <text:p text:style-name="P1102"><text:line-break/></text:p>
      <text:p text:style-name="P1103"><text:span text:style-name="T1104">.povrce</text:span><text:span text:style-name="T1105"><text:s/>{</text:span></text:p>
      <text:p text:style-name="P1106"><text:span text:style-name="T1107">   <text:s/></text:span><text:span text:style-name="T1108">box-shadow</text:span><text:span text:style-name="T1109">:<text:s/></text:span><text:span text:style-name="T1110">0px</text:span><text:span text:style-name="T1111"><text:s/></text:span><text:span text:style-name="T1112">8px</text:span><text:span text:style-name="T1113"><text:s/></text:span><text:span text:style-name="T1114">16px</text:span><text:span text:style-name="T1115"><text:s/></text:span><text:span text:style-name="T1116">rgba</text:span><text:span text:style-name="T1117">(</text:span><text:span text:style-name="T1118">0</text:span><text:span text:style-name="T1119">,<text:s/></text:span><text:span text:style-name="T1120">0</text:span><text:span text:style-name="T1121">,<text:s/></text:span><text:span text:style-name="T1122">0</text:span><text:span text:style-name="T1123">,<text:s/></text:span><text:span text:style-name="T1124">0.2</text:span><text:span text:style-name="T1125">);</text:span></text:p>
      <text:p text:style-name="P1126"><text:span text:style-name="T1127">   <text:s/></text:span><text:span text:style-name="T1128">width</text:span><text:span text:style-name="T1129">:<text:s/></text:span><text:span text:style-name="T1130">450px</text:span><text:span text:style-name="T1131">;</text:span></text:p>
      <text:p text:style-name="P1132"><text:span text:style-name="T1133">   <text:s/></text:span><text:span text:style-name="T1134">height</text:span><text:span text:style-name="T1135">:<text:s/></text:span><text:span text:style-name="T1136">300px</text:span><text:span text:style-name="T1137">;</text:span></text:p>
      <text:p text:style-name="P1138"><text:span text:style-name="T1139">   <text:s/></text:span><text:span text:style-name="T1140">padding</text:span><text:span text:style-name="T1141">:<text:s/></text:span><text:span text:style-name="T1142">20px</text:span><text:span text:style-name="T1143">;</text:span></text:p>
      <text:p text:style-name="P1144"><text:span text:style-name="T1145">   <text:s/></text:span><text:span text:style-name="T1146">position</text:span><text:span text:style-name="T1147">:<text:s/></text:span><text:span text:style-name="T1148">absolute</text:span><text:span text:style-name="T1149">;<text:s/></text:span></text:p>
      <text:p text:style-name="P1150"><text:span text:style-name="T1151">   <text:s/></text:span><text:span text:style-name="T1152">top</text:span><text:span text:style-name="T1153">:<text:s/></text:span><text:span text:style-name="T1154">580px</text:span><text:span text:style-name="T1155">;</text:span></text:p>
      <text:p text:style-name="P1156"><text:span text:style-name="T1157">   <text:s/></text:span><text:span text:style-name="T1158">left</text:span><text:span text:style-name="T1159">:<text:s/></text:span><text:span text:style-name="T1160">10px</text:span><text:span text:style-name="T1161">;<text:s/></text:span></text:p>
      <text:p text:style-name="P1162"><text:span text:style-name="T1163">   <text:s/></text:span><text:span text:style-name="T1164">overflow</text:span><text:span text:style-name="T1165">:<text:s/></text:span><text:span text:style-name="T1166">auto</text:span><text:span text:style-name="T1167">;</text:span></text:p>
      <text:soft-page-break/>
      <text:p text:style-name="P1168">   <text:s/></text:p>
      <text:p text:style-name="P1169"> </text:p>
      <text:p text:style-name="P1170">}</text:p>
      <text:p text:style-name="P1171"/>
      <text:p text:style-name="P1172"><text:span text:style-name="T1173">.orasasti-plodovi</text:span><text:span text:style-name="T1174"><text:s/>{</text:span></text:p>
      <text:p text:style-name="P1175"><text:span text:style-name="T1176">     </text:span><text:span text:style-name="T1177">box-shadow</text:span><text:span text:style-name="T1178">:<text:s/></text:span><text:span text:style-name="T1179">0px</text:span><text:span text:style-name="T1180"><text:s/></text:span><text:span text:style-name="T1181">8px</text:span><text:span text:style-name="T1182"><text:s/></text:span><text:span text:style-name="T1183">16px</text:span><text:span text:style-name="T1184"><text:s/></text:span><text:span text:style-name="T1185">rgba</text:span><text:span text:style-name="T1186">(</text:span><text:span text:style-name="T1187">0</text:span><text:span text:style-name="T1188">,<text:s/></text:span><text:span text:style-name="T1189">0</text:span><text:span text:style-name="T1190">,<text:s/></text:span><text:span text:style-name="T1191">0</text:span><text:span text:style-name="T1192">,<text:s/></text:span><text:span text:style-name="T1193">0.2</text:span><text:span text:style-name="T1194">);</text:span></text:p>
      <text:p text:style-name="P1195"><text:span text:style-name="T1196">   <text:s/></text:span><text:span text:style-name="T1197">width</text:span><text:span text:style-name="T1198">:<text:s/></text:span><text:span text:style-name="T1199">450px</text:span><text:span text:style-name="T1200">;</text:span></text:p>
      <text:p text:style-name="P1201"><text:span text:style-name="T1202">   <text:s/></text:span><text:span text:style-name="T1203">height</text:span><text:span text:style-name="T1204">:<text:s/></text:span><text:span text:style-name="T1205">300px</text:span><text:span text:style-name="T1206">;</text:span></text:p>
      <text:p text:style-name="P1207"><text:span text:style-name="T1208">   <text:s/></text:span><text:span text:style-name="T1209">padding</text:span><text:span text:style-name="T1210">:<text:s/></text:span><text:span text:style-name="T1211">20px</text:span><text:span text:style-name="T1212">;</text:span></text:p>
      <text:p text:style-name="P1213"><text:span text:style-name="T1214">   <text:s/></text:span><text:span text:style-name="T1215">position</text:span><text:span text:style-name="T1216">:<text:s/></text:span><text:span text:style-name="T1217">absolute</text:span><text:span text:style-name="T1218">;<text:s/></text:span></text:p>
      <text:p text:style-name="P1219"><text:span text:style-name="T1220">   <text:s/></text:span><text:span text:style-name="T1221">top</text:span><text:span text:style-name="T1222">:<text:s/></text:span><text:span text:style-name="T1223">910px</text:span><text:span text:style-name="T1224">;</text:span></text:p>
      <text:p text:style-name="P1225"><text:span text:style-name="T1226">   <text:s/></text:span><text:span text:style-name="T1227">left</text:span><text:span text:style-name="T1228">:<text:s/></text:span><text:span text:style-name="T1229">10px</text:span><text:span text:style-name="T1230">;<text:s/></text:span></text:p>
      <text:p text:style-name="P1231"><text:span text:style-name="T1232">   <text:s/></text:span><text:span text:style-name="T1233">overflow</text:span><text:span text:style-name="T1234">:<text:s/></text:span><text:span text:style-name="T1235">auto</text:span><text:span text:style-name="T1236">;</text:span></text:p>
      <text:p text:style-name="P1237"/>
      <text:p text:style-name="P1238">}</text:p>
      <text:p text:style-name="P1239"><text:line-break/></text:p>
      <text:p text:style-name="P1240"><text:span text:style-name="T1241">.sjemenke</text:span><text:span text:style-name="T1242"><text:s/>{</text:span></text:p>
      <text:p text:style-name="P1243"><text:span text:style-name="T1244">     </text:span><text:span text:style-name="T1245">box-shadow</text:span><text:span text:style-name="T1246">:<text:s/></text:span><text:span text:style-name="T1247">0px</text:span><text:span text:style-name="T1248"><text:s/></text:span><text:span text:style-name="T1249">8px</text:span><text:span text:style-name="T1250"><text:s/></text:span><text:span text:style-name="T1251">16px</text:span><text:span text:style-name="T1252"><text:s/></text:span><text:span text:style-name="T1253">rgba</text:span><text:span text:style-name="T1254">(</text:span><text:span text:style-name="T1255">0</text:span><text:span text:style-name="T1256">,<text:s/></text:span><text:span text:style-name="T1257">0</text:span><text:span text:style-name="T1258">,<text:s/></text:span><text:span text:style-name="T1259">0</text:span><text:span text:style-name="T1260">,<text:s/></text:span><text:span text:style-name="T1261">0.2</text:span><text:span text:style-name="T1262">);</text:span></text:p>
      <text:p text:style-name="P1263"><text:span text:style-name="T1264">   <text:s/></text:span><text:span text:style-name="T1265">width</text:span><text:span text:style-name="T1266">:<text:s/></text:span><text:span text:style-name="T1267">450px</text:span><text:span text:style-name="T1268">;</text:span></text:p>
      <text:p text:style-name="P1269"><text:span text:style-name="T1270">   <text:s/></text:span><text:span text:style-name="T1271">height</text:span><text:span text:style-name="T1272">:<text:s/></text:span><text:span text:style-name="T1273">300px</text:span><text:span text:style-name="T1274">;</text:span></text:p>
      <text:p text:style-name="P1275"><text:span text:style-name="T1276">   <text:s/></text:span><text:span text:style-name="T1277">padding</text:span><text:span text:style-name="T1278">:<text:s/></text:span><text:span text:style-name="T1279">20px</text:span><text:span text:style-name="T1280">;</text:span></text:p>
      <text:p text:style-name="P1281"><text:span text:style-name="T1282">   <text:s/></text:span><text:span text:style-name="T1283">position</text:span><text:span text:style-name="T1284">:<text:s/></text:span><text:span text:style-name="T1285">absolute</text:span><text:span text:style-name="T1286">;<text:s/></text:span></text:p>
      <text:p text:style-name="P1287"><text:span text:style-name="T1288">   <text:s/></text:span><text:span text:style-name="T1289">top</text:span><text:span text:style-name="T1290">:<text:s/></text:span><text:span text:style-name="T1291">1240px</text:span><text:span text:style-name="T1292">;</text:span></text:p>
      <text:p text:style-name="P1293"><text:span text:style-name="T1294">   <text:s/></text:span><text:span text:style-name="T1295">left</text:span><text:span text:style-name="T1296">:<text:s/></text:span><text:span text:style-name="T1297">10px</text:span><text:span text:style-name="T1298">;<text:s/></text:span></text:p>
      <text:p text:style-name="P1299"><text:span text:style-name="T1300">   <text:s/></text:span><text:span text:style-name="T1301">overflow</text:span><text:span text:style-name="T1302">:<text:s/></text:span><text:span text:style-name="T1303">auto</text:span><text:span text:style-name="T1304">;</text:span></text:p>
      <text:p text:style-name="P1305"/>
      <text:p text:style-name="P1306">}</text:p>
      <text:p text:style-name="P1307"><text:line-break/></text:p>
      <text:p text:style-name="P1308"><text:span text:style-name="T1309">.clanci</text:span><text:span text:style-name="T1310"><text:s/>{</text:span></text:p>
      <text:p text:style-name="P1311"><text:span text:style-name="T1312">     </text:span><text:span text:style-name="T1313">box-shadow</text:span><text:span text:style-name="T1314">:<text:s/></text:span><text:span text:style-name="T1315">0px</text:span><text:span text:style-name="T1316"><text:s/></text:span><text:span text:style-name="T1317">8px</text:span><text:span text:style-name="T1318"><text:s/></text:span><text:span text:style-name="T1319">16px</text:span><text:span text:style-name="T1320"><text:s/></text:span><text:span text:style-name="T1321">rgba</text:span><text:span text:style-name="T1322">(</text:span><text:span text:style-name="T1323">0</text:span><text:span text:style-name="T1324">,<text:s/></text:span><text:span text:style-name="T1325">0</text:span><text:span text:style-name="T1326">,<text:s/></text:span><text:span text:style-name="T1327">0</text:span><text:span text:style-name="T1328">,<text:s/></text:span><text:span text:style-name="T1329">0.2</text:span><text:span text:style-name="T1330">);</text:span></text:p>
      <text:p text:style-name="P1331"><text:span text:style-name="T1332">   <text:s/></text:span><text:span text:style-name="T1333">width</text:span><text:span text:style-name="T1334">:<text:s/></text:span><text:span text:style-name="T1335">450px</text:span><text:span text:style-name="T1336">;</text:span></text:p>
      <text:p text:style-name="P1337"><text:span text:style-name="T1338">   <text:s/></text:span><text:span text:style-name="T1339">height</text:span><text:span text:style-name="T1340">:<text:s/></text:span><text:span text:style-name="T1341">250px</text:span><text:span text:style-name="T1342">;</text:span></text:p>
      <text:p text:style-name="P1343"><text:span text:style-name="T1344">   <text:s/></text:span><text:span text:style-name="T1345">padding</text:span><text:span text:style-name="T1346">:<text:s/></text:span><text:span text:style-name="T1347">20px</text:span><text:span text:style-name="T1348">;</text:span></text:p>
      <text:p text:style-name="P1349"><text:span text:style-name="T1350">   <text:s/></text:span><text:span text:style-name="T1351">position</text:span><text:span text:style-name="T1352">:<text:s/></text:span><text:span text:style-name="T1353">absolute</text:span><text:span text:style-name="T1354">;<text:s/></text:span></text:p>
      <text:p text:style-name="P1355"><text:span text:style-name="T1356">   <text:s/></text:span><text:span text:style-name="T1357">top</text:span><text:span text:style-name="T1358">:<text:s/></text:span><text:span text:style-name="T1359">1570px</text:span><text:span text:style-name="T1360">;</text:span></text:p>
      <text:p text:style-name="P1361"><text:span text:style-name="T1362">   <text:s/></text:span><text:span text:style-name="T1363">left</text:span><text:span text:style-name="T1364">:<text:s/></text:span><text:span text:style-name="T1365">10px</text:span><text:span text:style-name="T1366">;<text:s/></text:span></text:p>
      <text:p text:style-name="P1367"><text:span text:style-name="T1368">   <text:s/></text:span><text:span text:style-name="T1369">overflow</text:span><text:span text:style-name="T1370">:<text:s/></text:span><text:span text:style-name="T1371">auto</text:span><text:span text:style-name="T1372">;</text:span></text:p>
      <text:p text:style-name="P1373"/>
      <text:p text:style-name="P1374">}</text:p>
      <text:p text:style-name="P1375"><text:line-break/><text:line-break/><text:line-break/></text:p>
      <text:p text:style-name="P1376"><text:span text:style-name="T1377">.prijava</text:span><text:span text:style-name="T1378"><text:s/>{</text:span></text:p>
      <text:p text:style-name="P1379"><text:span text:style-name="T1380">   <text:s/></text:span><text:span text:style-name="T1381">box-shadow</text:span><text:span text:style-name="T1382">:<text:s/></text:span><text:span text:style-name="T1383">0px</text:span><text:span text:style-name="T1384"><text:s/></text:span><text:span text:style-name="T1385">8px</text:span><text:span text:style-name="T1386"><text:s/></text:span><text:span text:style-name="T1387">16px</text:span><text:span text:style-name="T1388"><text:s/></text:span><text:span text:style-name="T1389">rgba</text:span><text:span text:style-name="T1390">(</text:span><text:span text:style-name="T1391">0</text:span><text:span text:style-name="T1392">,<text:s/></text:span><text:span text:style-name="T1393">0</text:span><text:span text:style-name="T1394">,<text:s/></text:span><text:span text:style-name="T1395">0</text:span><text:span text:style-name="T1396">,<text:s/></text:span><text:span text:style-name="T1397">0.2</text:span><text:span text:style-name="T1398">);</text:span></text:p>
      <text:p text:style-name="P1399"><text:span text:style-name="T1400">   <text:s/></text:span><text:span text:style-name="T1401">width</text:span><text:span text:style-name="T1402">:<text:s/></text:span><text:span text:style-name="T1403">450px</text:span><text:span text:style-name="T1404">;</text:span></text:p>
      <text:soft-page-break/>
      <text:p text:style-name="P1405"><text:span text:style-name="T1406">   <text:s/></text:span><text:span text:style-name="T1407">height</text:span><text:span text:style-name="T1408">:<text:s/></text:span><text:span text:style-name="T1409">150px</text:span><text:span text:style-name="T1410">;</text:span></text:p>
      <text:p text:style-name="P1411"><text:span text:style-name="T1412">   <text:s/></text:span><text:span text:style-name="T1413">padding</text:span><text:span text:style-name="T1414">:<text:s/></text:span><text:span text:style-name="T1415">20px</text:span><text:span text:style-name="T1416">;</text:span></text:p>
      <text:p text:style-name="P1417"><text:span text:style-name="T1418">   <text:s/></text:span><text:span text:style-name="T1419">position</text:span><text:span text:style-name="T1420">:<text:s/></text:span><text:span text:style-name="T1421">fixed</text:span><text:span text:style-name="T1422">;<text:s/></text:span></text:p>
      <text:p text:style-name="P1423"><text:span text:style-name="T1424">   <text:s/></text:span><text:span text:style-name="T1425">top</text:span><text:span text:style-name="T1426">:<text:s/></text:span><text:span text:style-name="T1427">150px</text:span><text:span text:style-name="T1428">;</text:span></text:p>
      <text:p text:style-name="P1429"><text:span text:style-name="T1430">   <text:s/></text:span><text:span text:style-name="T1431">right</text:span><text:span text:style-name="T1432">:<text:s/></text:span><text:span text:style-name="T1433">10px</text:span><text:span text:style-name="T1434">;<text:s/></text:span></text:p>
      <text:p text:style-name="P1435">}</text:p>
      <text:p text:style-name="P1436"/>
      <text:p text:style-name="P1437"><text:span text:style-name="T1438">.registracija</text:span><text:span text:style-name="T1439"><text:s/>{</text:span></text:p>
      <text:p text:style-name="P1440"><text:span text:style-name="T1441">   <text:s/></text:span><text:span text:style-name="T1442">box-shadow</text:span><text:span text:style-name="T1443">:<text:s/></text:span><text:span text:style-name="T1444">0px</text:span><text:span text:style-name="T1445"><text:s/></text:span><text:span text:style-name="T1446">8px</text:span><text:span text:style-name="T1447"><text:s/></text:span><text:span text:style-name="T1448">16px</text:span><text:span text:style-name="T1449"><text:s/></text:span><text:span text:style-name="T1450">rgba</text:span><text:span text:style-name="T1451">(</text:span><text:span text:style-name="T1452">0</text:span><text:span text:style-name="T1453">,<text:s/></text:span><text:span text:style-name="T1454">0</text:span><text:span text:style-name="T1455">,<text:s/></text:span><text:span text:style-name="T1456">0</text:span><text:span text:style-name="T1457">,<text:s/></text:span><text:span text:style-name="T1458">0.2</text:span><text:span text:style-name="T1459">);</text:span></text:p>
      <text:p text:style-name="P1460"><text:span text:style-name="T1461">   <text:s/></text:span><text:span text:style-name="T1462">width</text:span><text:span text:style-name="T1463">:<text:s/></text:span><text:span text:style-name="T1464">450px</text:span><text:span text:style-name="T1465">;</text:span></text:p>
      <text:p text:style-name="P1466"><text:span text:style-name="T1467">   <text:s/></text:span><text:span text:style-name="T1468">height</text:span><text:span text:style-name="T1469">:<text:s/></text:span><text:span text:style-name="T1470">150px</text:span><text:span text:style-name="T1471">;</text:span></text:p>
      <text:p text:style-name="P1472"><text:span text:style-name="T1473">   <text:s/></text:span><text:span text:style-name="T1474">padding</text:span><text:span text:style-name="T1475">:<text:s/></text:span><text:span text:style-name="T1476">20px</text:span><text:span text:style-name="T1477">;</text:span></text:p>
      <text:p text:style-name="P1478"><text:span text:style-name="T1479">   <text:s/></text:span><text:span text:style-name="T1480">position</text:span><text:span text:style-name="T1481">:<text:s/></text:span><text:span text:style-name="T1482">fixed</text:span><text:span text:style-name="T1483">;<text:s/></text:span></text:p>
      <text:p text:style-name="P1484"><text:span text:style-name="T1485">   <text:s/></text:span><text:span text:style-name="T1486">top</text:span><text:span text:style-name="T1487">:<text:s/></text:span><text:span text:style-name="T1488">310px</text:span><text:span text:style-name="T1489">;</text:span></text:p>
      <text:p text:style-name="P1490"><text:span text:style-name="T1491">   <text:s/></text:span><text:span text:style-name="T1492">right</text:span><text:span text:style-name="T1493">:<text:s/></text:span><text:span text:style-name="T1494">10px</text:span><text:span text:style-name="T1495">;<text:s/></text:span></text:p>
      <text:p text:style-name="P1496">}</text:p>
      <text:p text:style-name="P1497"/>
      <text:p text:style-name="P1498"><text:span text:style-name="T1499">.prijava</text:span><text:span text:style-name="T1500"><text:s/>{</text:span></text:p>
      <text:p text:style-name="P1501"><text:span text:style-name="T1502">   <text:s/></text:span><text:span text:style-name="T1503">font-family</text:span><text:span text:style-name="T1504">:<text:s/></text:span><text:span text:style-name="T1505">Arial</text:span><text:span text:style-name="T1506">,<text:s/></text:span><text:span text:style-name="T1507">Helvetica</text:span><text:span text:style-name="T1508">,<text:s/></text:span><text:span text:style-name="T1509">sans-serif</text:span><text:span text:style-name="T1510">;</text:span></text:p>
      <text:p text:style-name="P1511"><text:span text:style-name="T1512">   <text:s/></text:span><text:span text:style-name="T1513">color</text:span><text:span text:style-name="T1514">:<text:s/></text:span><text:span text:style-name="T1515">white</text:span><text:span text:style-name="T1516">;</text:span></text:p>
      <text:p text:style-name="P1517"><text:span text:style-name="T1518">   <text:s/></text:span><text:span text:style-name="T1519">background-color</text:span><text:span text:style-name="T1520">:<text:s/></text:span><text:span text:style-name="T1521">#ff6347</text:span><text:span text:style-name="T1522">;</text:span></text:p>
      <text:p text:style-name="P1523"><text:span text:style-name="T1524">   <text:s/></text:span><text:span text:style-name="T1525">font-size</text:span><text:span text:style-name="T1526">:<text:s/></text:span><text:span text:style-name="T1527">20</text:span><text:span text:style-name="T1528">x;</text:span></text:p>
      <text:p text:style-name="P1529"><text:span text:style-name="T1530">   <text:s/></text:span><text:span text:style-name="T1531">text-align</text:span><text:span text:style-name="T1532">:<text:s/></text:span><text:span text:style-name="T1533">center</text:span><text:span text:style-name="T1534">;</text:span></text:p>
      <text:p text:style-name="P1535"><text:span text:style-name="T1536">   <text:s/></text:span><text:span text:style-name="T1537">text-decoration</text:span><text:span text:style-name="T1538">:<text:s/></text:span><text:span text:style-name="T1539">none</text:span><text:span text:style-name="T1540">;</text:span></text:p>
      <text:p text:style-name="P1541"><text:span text:style-name="T1542">   <text:s/></text:span><text:span text:style-name="T1543">padding</text:span><text:span text:style-name="T1544">:<text:s/></text:span><text:span text:style-name="T1545">40px</text:span><text:span text:style-name="T1546">;</text:span></text:p>
      <text:p text:style-name="P1547">}</text:p>
      <text:p text:style-name="P1548"/>
      <text:p text:style-name="P1549"><text:span text:style-name="T1550">.registracija</text:span><text:span text:style-name="T1551"><text:s/>{</text:span></text:p>
      <text:p text:style-name="P1552"><text:span text:style-name="T1553">   <text:s/></text:span><text:span text:style-name="T1554">font-family</text:span><text:span text:style-name="T1555">:<text:s/></text:span><text:span text:style-name="T1556">Arial</text:span><text:span text:style-name="T1557">,<text:s/></text:span><text:span text:style-name="T1558">Helvetica</text:span><text:span text:style-name="T1559">,<text:s/></text:span><text:span text:style-name="T1560">sans-serif</text:span><text:span text:style-name="T1561">;</text:span></text:p>
      <text:p text:style-name="P1562"><text:span text:style-name="T1563">   <text:s/></text:span><text:span text:style-name="T1564">color</text:span><text:span text:style-name="T1565">:<text:s/></text:span><text:span text:style-name="T1566">white</text:span><text:span text:style-name="T1567">;</text:span></text:p>
      <text:p text:style-name="P1568"><text:span text:style-name="T1569">   <text:s/></text:span><text:span text:style-name="T1570">background-color</text:span><text:span text:style-name="T1571">:<text:s/></text:span><text:span text:style-name="T1572">#ff6347</text:span><text:span text:style-name="T1573">;</text:span></text:p>
      <text:p text:style-name="P1574"><text:span text:style-name="T1575">   <text:s/></text:span><text:span text:style-name="T1576">font-size</text:span><text:span text:style-name="T1577">:<text:s/></text:span><text:span text:style-name="T1578">20</text:span><text:span text:style-name="T1579">x;</text:span></text:p>
      <text:p text:style-name="P1580"><text:span text:style-name="T1581">   <text:s/></text:span><text:span text:style-name="T1582">text-align</text:span><text:span text:style-name="T1583">:<text:s/></text:span><text:span text:style-name="T1584">center</text:span><text:span text:style-name="T1585">;</text:span></text:p>
      <text:p text:style-name="P1586"><text:span text:style-name="T1587">   <text:s/></text:span><text:span text:style-name="T1588">text-decoration</text:span><text:span text:style-name="T1589">:<text:s/></text:span><text:span text:style-name="T1590">none</text:span><text:span text:style-name="T1591">;</text:span></text:p>
      <text:p text:style-name="P1592"><text:span text:style-name="T1593">   <text:s/></text:span><text:span text:style-name="T1594">padding</text:span><text:span text:style-name="T1595">:<text:s/></text:span><text:span text:style-name="T1596">40px</text:span><text:span text:style-name="T1597">;</text:span></text:p>
      <text:p text:style-name="P1598">}</text:p>
      <text:p text:style-name="P1599"><text:line-break/></text:p>
      <text:p text:style-name="P1600"><text:span text:style-name="T1601">.voce</text:span><text:span text:style-name="T1602"><text:s/></text:span><text:span text:style-name="T1603">li</text:span><text:span text:style-name="T1604"><text:s/></text:span><text:span text:style-name="T1605">a</text:span><text:span text:style-name="T1606">{</text:span></text:p>
      <text:p text:style-name="P1607"><text:span text:style-name="T1608">   <text:s/></text:span><text:span text:style-name="T1609">text-decoration</text:span><text:span text:style-name="T1610">:<text:s/></text:span><text:span text:style-name="T1611">none</text:span><text:span text:style-name="T1612">;</text:span></text:p>
      <text:p text:style-name="P1613"><text:span text:style-name="T1614">   <text:s/></text:span><text:span text:style-name="T1615">color</text:span><text:span text:style-name="T1616">:<text:s/></text:span><text:span text:style-name="T1617">#333</text:span><text:span text:style-name="T1618">;</text:span></text:p>
      <text:p text:style-name="P1619">}</text:p>
      <text:p text:style-name="P1620"/>
      <text:p text:style-name="P1621"><text:span text:style-name="T1622">.povrce</text:span><text:span text:style-name="T1623"><text:s/></text:span><text:span text:style-name="T1624">li</text:span><text:span text:style-name="T1625"><text:s/></text:span><text:span text:style-name="T1626">a</text:span><text:span text:style-name="T1627">{</text:span></text:p>
      <text:p text:style-name="P1628"><text:span text:style-name="T1629">   <text:s/></text:span><text:span text:style-name="T1630">text-decoration</text:span><text:span text:style-name="T1631">:<text:s/></text:span><text:span text:style-name="T1632">none</text:span><text:span text:style-name="T1633">;</text:span></text:p>
      <text:p text:style-name="P1634"><text:span text:style-name="T1635">   <text:s/></text:span><text:span text:style-name="T1636">color</text:span><text:span text:style-name="T1637">:<text:s/></text:span><text:span text:style-name="T1638">#333</text:span><text:span text:style-name="T1639">;</text:span></text:p>
      <text:p text:style-name="P1640">}</text:p>
      <text:p text:style-name="P1641"/>
      <text:soft-page-break/>
      <text:p text:style-name="P1642"><text:span text:style-name="T1643">.orasasti-plodovi</text:span><text:span text:style-name="T1644"><text:s/></text:span><text:span text:style-name="T1645">li</text:span><text:span text:style-name="T1646"><text:s/></text:span><text:span text:style-name="T1647">a</text:span><text:span text:style-name="T1648">{</text:span></text:p>
      <text:p text:style-name="P1649"><text:span text:style-name="T1650">   <text:s/></text:span><text:span text:style-name="T1651">text-decoration</text:span><text:span text:style-name="T1652">:<text:s/></text:span><text:span text:style-name="T1653">none</text:span><text:span text:style-name="T1654">;</text:span></text:p>
      <text:p text:style-name="P1655"><text:span text:style-name="T1656">   <text:s/></text:span><text:span text:style-name="T1657">color</text:span><text:span text:style-name="T1658">:<text:s/></text:span><text:span text:style-name="T1659">#333</text:span><text:span text:style-name="T1660">;</text:span></text:p>
      <text:p text:style-name="P1661">}</text:p>
      <text:p text:style-name="P1662"/>
      <text:p text:style-name="P1663"><text:span text:style-name="T1664">.sjemenke</text:span><text:span text:style-name="T1665"><text:s/></text:span><text:span text:style-name="T1666">li</text:span><text:span text:style-name="T1667"><text:s/></text:span><text:span text:style-name="T1668">a</text:span><text:span text:style-name="T1669">{</text:span></text:p>
      <text:p text:style-name="P1670"><text:span text:style-name="T1671">   <text:s/></text:span><text:span text:style-name="T1672">text-decoration</text:span><text:span text:style-name="T1673">:<text:s/></text:span><text:span text:style-name="T1674">none</text:span><text:span text:style-name="T1675">;</text:span></text:p>
      <text:p text:style-name="P1676"><text:span text:style-name="T1677">   <text:s/></text:span><text:span text:style-name="T1678">color</text:span><text:span text:style-name="T1679">:<text:s/></text:span><text:span text:style-name="T1680">#333</text:span><text:span text:style-name="T1681">;</text:span></text:p>
      <text:p text:style-name="P1682">}</text:p>
      <text:p text:style-name="P1683"/>
      <text:p text:style-name="P1684"><text:span text:style-name="T1685">.clanci</text:span><text:span text:style-name="T1686"><text:s/></text:span><text:span text:style-name="T1687">li</text:span><text:span text:style-name="T1688"><text:s/></text:span><text:span text:style-name="T1689">a</text:span><text:span text:style-name="T1690">{</text:span></text:p>
      <text:p text:style-name="P1691"><text:span text:style-name="T1692">   <text:s/></text:span><text:span text:style-name="T1693">text-decoration</text:span><text:span text:style-name="T1694">:<text:s/></text:span><text:span text:style-name="T1695">none</text:span><text:span text:style-name="T1696">;</text:span></text:p>
      <text:p text:style-name="P1697"><text:span text:style-name="T1698">   <text:s/></text:span><text:span text:style-name="T1699">color</text:span><text:span text:style-name="T1700">:<text:s/></text:span><text:span text:style-name="T1701">#333</text:span><text:span text:style-name="T1702">;</text:span></text:p>
      <text:p text:style-name="P1703">}</text:p>
      <text:p text:style-name="P1704"/>
      <text:p text:style-name="P1705"><text:span text:style-name="T1706">/*</text:span></text:p>
      <text:p text:style-name="P1707"><text:span text:style-name="T1708">input {</text:span></text:p>
      <text:p text:style-name="P1709"/>
      <text:p text:style-name="P1710"><text:span text:style-name="T1711">  color: blue;</text:span></text:p>
      <text:p text:style-name="P1712"><text:span text:style-name="T1713">  display: block;</text:span></text:p>
      <text:p text:style-name="P1714"><text:span text:style-name="T1715">  margin-bottom: 8px;</text:span></text:p>
      <text:p text:style-name="P1716"><text:span text:style-name="T1717">  text-align: center;</text:span></text:p>
      <text:p text:style-name="P1718"><text:span text:style-name="T1719">}</text:span></text:p>
      <text:p text:style-name="P1720"><text:span text:style-name="T1721">*/</text:span></text:p>
      <text:p text:style-name="P1722"/>
      <text:p text:style-name="P1723"><text:span text:style-name="T1724">.clanci</text:span><text:span text:style-name="T1725"><text:s/>{</text:span></text:p>
      <text:p text:style-name="P1726"><text:span text:style-name="T1727">   <text:s/></text:span><text:span text:style-name="T1728">text-decoration</text:span><text:span text:style-name="T1729">:<text:s/></text:span><text:span text:style-name="T1730">underline</text:span><text:span text:style-name="T1731">;</text:span></text:p>
      <text:p text:style-name="P1732">}</text:p>
      <text:p text:style-name="P1733"/>
      <text:p text:style-name="P1734"><text:span text:style-name="T1735">h3</text:span><text:span text:style-name="T1736"><text:s/>{</text:span></text:p>
      <text:p text:style-name="P1737"><text:span text:style-name="T1738">   <text:s/></text:span><text:span text:style-name="T1739">text-decoration</text:span><text:span text:style-name="T1740">:<text:s/></text:span><text:span text:style-name="T1741">underline</text:span><text:span text:style-name="T1742">;</text:span></text:p>
      <text:p text:style-name="P1743">}</text:p>
      <text:p text:style-name="P1744"><text:line-break/><text:line-break/><text:line-break/><text:line-break/></text:p>
      <text:p text:style-name="P1745"><text:span text:style-name="T1746">/*padajući izbornik*/</text:span></text:p>
      <text:p text:style-name="P1747"/>
      <text:p text:style-name="P1748"><text:span text:style-name="T1749">.recepti</text:span><text:span text:style-name="T1750"><text:s/>{</text:span></text:p>
      <text:p text:style-name="P1751"><text:span text:style-name="T1752">   <text:s/></text:span><text:span text:style-name="T1753">position</text:span><text:span text:style-name="T1754">:<text:s/></text:span><text:span text:style-name="T1755">relative</text:span><text:span text:style-name="T1756">;</text:span></text:p>
      <text:p text:style-name="P1757"><text:span text:style-name="T1758">   <text:s/></text:span><text:span text:style-name="T1759">display</text:span><text:span text:style-name="T1760">:<text:s/></text:span><text:span text:style-name="T1761">inline-block</text:span><text:span text:style-name="T1762">;</text:span></text:p>
      <text:p text:style-name="P1763">}</text:p>
      <text:p text:style-name="P1764"/>
      <text:p text:style-name="P1765"><text:span text:style-name="T1766">/* Sakrij opcije dok se ne hovera */</text:span></text:p>
      <text:p text:style-name="P1767"><text:span text:style-name="T1768">.recepti-opcije</text:span><text:span text:style-name="T1769"><text:s/>{</text:span></text:p>
      <text:p text:style-name="P1770"><text:span text:style-name="T1771">   <text:s/></text:span><text:span text:style-name="T1772">display</text:span><text:span text:style-name="T1773">:<text:s/></text:span><text:span text:style-name="T1774">none</text:span><text:span text:style-name="T1775">;</text:span></text:p>
      <text:p text:style-name="P1776"><text:span text:style-name="T1777">   <text:s/></text:span><text:span text:style-name="T1778">background-color</text:span><text:span text:style-name="T1779">:<text:s/></text:span><text:span text:style-name="T1780">#f1f1f1</text:span><text:span text:style-name="T1781">;</text:span></text:p>
      <text:soft-page-break/>
      <text:p text:style-name="P1782"><text:span text:style-name="T1783">   <text:s/></text:span><text:span text:style-name="T1784">position</text:span><text:span text:style-name="T1785">:<text:s/></text:span><text:span text:style-name="T1786">absolute</text:span><text:span text:style-name="T1787">;</text:span></text:p>
      <text:p text:style-name="P1788"><text:span text:style-name="T1789">   <text:s/></text:span><text:span text:style-name="T1790">min-width</text:span><text:span text:style-name="T1791">:<text:s/></text:span><text:span text:style-name="T1792">160px</text:span><text:span text:style-name="T1793">;</text:span></text:p>
      <text:p text:style-name="P1794"><text:span text:style-name="T1795">   <text:s/></text:span><text:span text:style-name="T1796">z-index</text:span><text:span text:style-name="T1797">:<text:s/></text:span><text:span text:style-name="T1798">1</text:span><text:span text:style-name="T1799">;</text:span></text:p>
      <text:p text:style-name="P1800"><text:span text:style-name="T1801">   <text:s/></text:span><text:span text:style-name="T1802">box-shadow</text:span><text:span text:style-name="T1803">:<text:s/></text:span><text:span text:style-name="T1804">0px</text:span><text:span text:style-name="T1805"><text:s/></text:span><text:span text:style-name="T1806">8px</text:span><text:span text:style-name="T1807"><text:s/></text:span><text:span text:style-name="T1808">16px</text:span><text:span text:style-name="T1809"><text:s/></text:span><text:span text:style-name="T1810">rgba</text:span><text:span text:style-name="T1811">(</text:span><text:span text:style-name="T1812">0</text:span><text:span text:style-name="T1813">,<text:s/></text:span><text:span text:style-name="T1814">0</text:span><text:span text:style-name="T1815">,<text:s/></text:span><text:span text:style-name="T1816">0</text:span><text:span text:style-name="T1817">,<text:s/></text:span><text:span text:style-name="T1818">0.2</text:span><text:span text:style-name="T1819">);</text:span></text:p>
      <text:p text:style-name="P1820">}</text:p>
      <text:p text:style-name="P1821"/>
      <text:p text:style-name="P1822"><text:span text:style-name="T1823">/* Stil za linkove unutar opcija */</text:span></text:p>
      <text:p text:style-name="P1824"><text:span text:style-name="T1825">.recepti-opcije</text:span><text:span text:style-name="T1826"><text:s/></text:span><text:span text:style-name="T1827">a</text:span><text:span text:style-name="T1828"><text:s/>{</text:span></text:p>
      <text:p text:style-name="P1829"><text:span text:style-name="T1830">   <text:s/></text:span><text:span text:style-name="T1831">color</text:span><text:span text:style-name="T1832">:<text:s/></text:span><text:span text:style-name="T1833">black</text:span><text:span text:style-name="T1834">;</text:span></text:p>
      <text:p text:style-name="P1835"><text:span text:style-name="T1836">   <text:s/></text:span><text:span text:style-name="T1837">display</text:span><text:span text:style-name="T1838">:<text:s/></text:span><text:span text:style-name="T1839">block</text:span><text:span text:style-name="T1840">;</text:span></text:p>
      <text:p text:style-name="P1841"><text:span text:style-name="T1842">   <text:s/></text:span><text:span text:style-name="T1843">padding</text:span><text:span text:style-name="T1844">:<text:s/></text:span><text:span text:style-name="T1845">5px</text:span><text:span text:style-name="T1846"><text:s/></text:span><text:span text:style-name="T1847">10px</text:span><text:span text:style-name="T1848">;</text:span></text:p>
      <text:p text:style-name="P1849"><text:span text:style-name="T1850">   <text:s/></text:span><text:span text:style-name="T1851">background-color</text:span><text:span text:style-name="T1852">:<text:s/></text:span><text:span text:style-name="T1853">#f1f1f1</text:span><text:span text:style-name="T1854">;</text:span></text:p>
      <text:p text:style-name="P1855"><text:span text:style-name="T1856">   <text:s/></text:span><text:span text:style-name="T1857">text-decoration</text:span><text:span text:style-name="T1858">:<text:s/></text:span><text:span text:style-name="T1859">none</text:span><text:span text:style-name="T1860">;</text:span></text:p>
      <text:p text:style-name="P1861">}</text:p>
      <text:p text:style-name="P1862"/>
      <text:p text:style-name="P1863"><text:span text:style-name="T1864">/* Kada se hovera nad &lt;li.recepti&gt;, prikaži opcije */</text:span></text:p>
      <text:p text:style-name="P1865"><text:span text:style-name="T1866">.recepti:hover</text:span><text:span text:style-name="T1867"><text:s/></text:span><text:span text:style-name="T1868">.recepti-opcije</text:span><text:span text:style-name="T1869"><text:s/>{</text:span></text:p>
      <text:p text:style-name="P1870"><text:span text:style-name="T1871">   <text:s/></text:span><text:span text:style-name="T1872">display</text:span><text:span text:style-name="T1873">:<text:s/></text:span><text:span text:style-name="T1874">block</text:span><text:span text:style-name="T1875">;</text:span></text:p>
      <text:p text:style-name="P1876">}</text:p>
      <text:p text:style-name="P1877"><text:span text:style-name="T1878">/*padajući izbornik*/</text:span></text:p>
      <text:p text:style-name="P1879"/>
      <text:p text:style-name="P1880"><text:span text:style-name="T1881">/*padajući izbornik*/</text:span></text:p>
      <text:p text:style-name="P1882"/>
      <text:p text:style-name="P1883"><text:span text:style-name="T1884">.slatko</text:span><text:span text:style-name="T1885"><text:s/>{</text:span></text:p>
      <text:p text:style-name="P1886"><text:span text:style-name="T1887">   <text:s/></text:span><text:span text:style-name="T1888">position</text:span><text:span text:style-name="T1889">:<text:s/></text:span><text:span text:style-name="T1890">relative</text:span><text:span text:style-name="T1891">;</text:span></text:p>
      <text:p text:style-name="P1892"><text:span text:style-name="T1893">   <text:s/></text:span><text:span text:style-name="T1894">display</text:span><text:span text:style-name="T1895">:<text:s/></text:span><text:span text:style-name="T1896">inline-block</text:span><text:span text:style-name="T1897">;</text:span></text:p>
      <text:p text:style-name="P1898">}</text:p>
      <text:p text:style-name="P1899"/>
      <text:p text:style-name="P1900"><text:span text:style-name="T1901">/* Sakrij opcije dok se ne hovera */</text:span></text:p>
      <text:p text:style-name="P1902"><text:span text:style-name="T1903">.slatko-opcije</text:span><text:span text:style-name="T1904"><text:s/>{</text:span></text:p>
      <text:p text:style-name="P1905"><text:span text:style-name="T1906">   <text:s/></text:span><text:span text:style-name="T1907">display</text:span><text:span text:style-name="T1908">:<text:s/></text:span><text:span text:style-name="T1909">none</text:span><text:span text:style-name="T1910">;</text:span></text:p>
      <text:p text:style-name="P1911"><text:span text:style-name="T1912">   <text:s/></text:span><text:span text:style-name="T1913">background-color</text:span><text:span text:style-name="T1914">:<text:s/></text:span><text:span text:style-name="T1915">#f1f1f1</text:span><text:span text:style-name="T1916">;</text:span></text:p>
      <text:p text:style-name="P1917"><text:span text:style-name="T1918">   <text:s/></text:span><text:span text:style-name="T1919">position</text:span><text:span text:style-name="T1920">:<text:s/></text:span><text:span text:style-name="T1921">absolute</text:span><text:span text:style-name="T1922">;</text:span></text:p>
      <text:p text:style-name="P1923"><text:span text:style-name="T1924">   <text:s/></text:span><text:span text:style-name="T1925">min-width</text:span><text:span text:style-name="T1926">:<text:s/></text:span><text:span text:style-name="T1927">160px</text:span><text:span text:style-name="T1928">;</text:span></text:p>
      <text:p text:style-name="P1929"><text:span text:style-name="T1930">   <text:s/></text:span><text:span text:style-name="T1931">z-index</text:span><text:span text:style-name="T1932">:<text:s/></text:span><text:span text:style-name="T1933">1</text:span><text:span text:style-name="T1934">;</text:span></text:p>
      <text:p text:style-name="P1935"><text:span text:style-name="T1936">   <text:s/></text:span><text:span text:style-name="T1937">box-shadow</text:span><text:span text:style-name="T1938">:<text:s/></text:span><text:span text:style-name="T1939">0px</text:span><text:span text:style-name="T1940"><text:s/></text:span><text:span text:style-name="T1941">8px</text:span><text:span text:style-name="T1942"><text:s/></text:span><text:span text:style-name="T1943">16px</text:span><text:span text:style-name="T1944"><text:s/></text:span><text:span text:style-name="T1945">rgba</text:span><text:span text:style-name="T1946">(</text:span><text:span text:style-name="T1947">0</text:span><text:span text:style-name="T1948">,<text:s/></text:span><text:span text:style-name="T1949">0</text:span><text:span text:style-name="T1950">,<text:s/></text:span><text:span text:style-name="T1951">0</text:span><text:span text:style-name="T1952">,<text:s/></text:span><text:span text:style-name="T1953">0.2</text:span><text:span text:style-name="T1954">);</text:span></text:p>
      <text:p text:style-name="P1955">}</text:p>
      <text:p text:style-name="P1956"/>
      <text:p text:style-name="P1957"><text:span text:style-name="T1958">/* Stil za linkove unutar opcija */</text:span></text:p>
      <text:p text:style-name="P1959"><text:span text:style-name="T1960">.slatko-opcije</text:span><text:span text:style-name="T1961"><text:s/></text:span><text:span text:style-name="T1962">a</text:span><text:span text:style-name="T1963"><text:s/>{</text:span></text:p>
      <text:p text:style-name="P1964"><text:span text:style-name="T1965">   <text:s/></text:span><text:span text:style-name="T1966">color</text:span><text:span text:style-name="T1967">:<text:s/></text:span><text:span text:style-name="T1968">black</text:span><text:span text:style-name="T1969">;</text:span></text:p>
      <text:p text:style-name="P1970"><text:span text:style-name="T1971">   <text:s/></text:span><text:span text:style-name="T1972">display</text:span><text:span text:style-name="T1973">:<text:s/></text:span><text:span text:style-name="T1974">block</text:span><text:span text:style-name="T1975">;</text:span></text:p>
      <text:p text:style-name="P1976"><text:span text:style-name="T1977">   <text:s/></text:span><text:span text:style-name="T1978">padding</text:span><text:span text:style-name="T1979">:<text:s/></text:span><text:span text:style-name="T1980">5px</text:span><text:span text:style-name="T1981"><text:s/></text:span><text:span text:style-name="T1982">10px</text:span><text:span text:style-name="T1983">;</text:span></text:p>
      <text:p text:style-name="P1984"><text:span text:style-name="T1985">   <text:s/></text:span><text:span text:style-name="T1986">background-color</text:span><text:span text:style-name="T1987">:<text:s/></text:span><text:span text:style-name="T1988">#f1f1f1</text:span><text:span text:style-name="T1989">;</text:span></text:p>
      <text:p text:style-name="P1990"><text:span text:style-name="T1991">   <text:s/></text:span><text:span text:style-name="T1992">text-decoration</text:span><text:span text:style-name="T1993">:<text:s/></text:span><text:span text:style-name="T1994">none</text:span><text:span text:style-name="T1995">;</text:span></text:p>
      <text:p text:style-name="P1996">}</text:p>
      <text:p text:style-name="P1997"/>
      <text:p text:style-name="P1998"><text:span text:style-name="T1999">/* Kada se hovera nad &lt;li.recepti&gt;, prikaži opcije */</text:span></text:p>
      <text:p text:style-name="P2000"><text:span text:style-name="T2001">.slatko:hover</text:span><text:span text:style-name="T2002"><text:s/></text:span><text:span text:style-name="T2003">.slatko-opcije</text:span><text:span text:style-name="T2004"><text:s/>{</text:span></text:p>
      <text:soft-page-break/>
      <text:p text:style-name="P2005"><text:span text:style-name="T2006">   <text:s/></text:span><text:span text:style-name="T2007">display</text:span><text:span text:style-name="T2008">:<text:s/></text:span><text:span text:style-name="T2009">block</text:span><text:span text:style-name="T2010">;</text:span></text:p>
      <text:p text:style-name="P2011">}</text:p>
      <text:p text:style-name="P2012"><text:span text:style-name="T2013">/*padajući izbornik*/</text:span></text:p>
      <text:p text:style-name="P2014"/>
      <text:p text:style-name="P2015"><text:span text:style-name="T2016">/*padajući izbornik*/</text:span></text:p>
      <text:p text:style-name="P2017"/>
      <text:p text:style-name="P2018"><text:span text:style-name="T2019">.smoothie</text:span><text:span text:style-name="T2020"><text:s/>{</text:span></text:p>
      <text:p text:style-name="P2021"><text:span text:style-name="T2022">   <text:s/></text:span><text:span text:style-name="T2023">position</text:span><text:span text:style-name="T2024">:<text:s/></text:span><text:span text:style-name="T2025">relative</text:span><text:span text:style-name="T2026">;</text:span></text:p>
      <text:p text:style-name="P2027"><text:span text:style-name="T2028">   <text:s/></text:span><text:span text:style-name="T2029">display</text:span><text:span text:style-name="T2030">:<text:s/></text:span><text:span text:style-name="T2031">inline-block</text:span><text:span text:style-name="T2032">;</text:span></text:p>
      <text:p text:style-name="P2033">}</text:p>
      <text:p text:style-name="P2034"/>
      <text:p text:style-name="P2035"><text:span text:style-name="T2036">/* Sakrij opcije dok se ne hovera */</text:span></text:p>
      <text:p text:style-name="P2037"><text:span text:style-name="T2038">.smoothie-opcije</text:span><text:span text:style-name="T2039"><text:s/>{</text:span></text:p>
      <text:p text:style-name="P2040"><text:span text:style-name="T2041">   <text:s/></text:span><text:span text:style-name="T2042">display</text:span><text:span text:style-name="T2043">:<text:s/></text:span><text:span text:style-name="T2044">none</text:span><text:span text:style-name="T2045">;</text:span></text:p>
      <text:p text:style-name="P2046"><text:span text:style-name="T2047">   <text:s/></text:span><text:span text:style-name="T2048">background-color</text:span><text:span text:style-name="T2049">:<text:s/></text:span><text:span text:style-name="T2050">#f1f1f1</text:span><text:span text:style-name="T2051">;</text:span></text:p>
      <text:p text:style-name="P2052"><text:span text:style-name="T2053">   <text:s/></text:span><text:span text:style-name="T2054">position</text:span><text:span text:style-name="T2055">:<text:s/></text:span><text:span text:style-name="T2056">absolute</text:span><text:span text:style-name="T2057">;</text:span></text:p>
      <text:p text:style-name="P2058"><text:span text:style-name="T2059">   <text:s/></text:span><text:span text:style-name="T2060">min-width</text:span><text:span text:style-name="T2061">:<text:s/></text:span><text:span text:style-name="T2062">160px</text:span><text:span text:style-name="T2063">;</text:span></text:p>
      <text:p text:style-name="P2064"><text:span text:style-name="T2065">   <text:s/></text:span><text:span text:style-name="T2066">z-index</text:span><text:span text:style-name="T2067">:<text:s/></text:span><text:span text:style-name="T2068">1</text:span><text:span text:style-name="T2069">;</text:span></text:p>
      <text:p text:style-name="P2070"><text:span text:style-name="T2071">   <text:s/></text:span><text:span text:style-name="T2072">box-shadow</text:span><text:span text:style-name="T2073">:<text:s/></text:span><text:span text:style-name="T2074">0px</text:span><text:span text:style-name="T2075"><text:s/></text:span><text:span text:style-name="T2076">8px</text:span><text:span text:style-name="T2077"><text:s/></text:span><text:span text:style-name="T2078">16px</text:span><text:span text:style-name="T2079"><text:s/></text:span><text:span text:style-name="T2080">rgba</text:span><text:span text:style-name="T2081">(</text:span><text:span text:style-name="T2082">0</text:span><text:span text:style-name="T2083">,<text:s/></text:span><text:span text:style-name="T2084">0</text:span><text:span text:style-name="T2085">,<text:s/></text:span><text:span text:style-name="T2086">0</text:span><text:span text:style-name="T2087">,<text:s/></text:span><text:span text:style-name="T2088">0.2</text:span><text:span text:style-name="T2089">);</text:span></text:p>
      <text:p text:style-name="P2090">}</text:p>
      <text:p text:style-name="P2091"/>
      <text:p text:style-name="P2092"><text:span text:style-name="T2093">/* Stil za linkove unutar opcija */</text:span></text:p>
      <text:p text:style-name="P2094"><text:span text:style-name="T2095">.smoothie-opcije</text:span><text:span text:style-name="T2096"><text:s/></text:span><text:span text:style-name="T2097">a</text:span><text:span text:style-name="T2098"><text:s/>{</text:span></text:p>
      <text:p text:style-name="P2099"><text:span text:style-name="T2100">   <text:s/></text:span><text:span text:style-name="T2101">color</text:span><text:span text:style-name="T2102">:<text:s/></text:span><text:span text:style-name="T2103">black</text:span><text:span text:style-name="T2104">;</text:span></text:p>
      <text:p text:style-name="P2105"><text:span text:style-name="T2106">   <text:s/></text:span><text:span text:style-name="T2107">display</text:span><text:span text:style-name="T2108">:<text:s/></text:span><text:span text:style-name="T2109">block</text:span><text:span text:style-name="T2110">;</text:span></text:p>
      <text:p text:style-name="P2111"><text:span text:style-name="T2112">   <text:s/></text:span><text:span text:style-name="T2113">padding</text:span><text:span text:style-name="T2114">:<text:s/></text:span><text:span text:style-name="T2115">5px</text:span><text:span text:style-name="T2116"><text:s/></text:span><text:span text:style-name="T2117">10px</text:span><text:span text:style-name="T2118">;</text:span></text:p>
      <text:p text:style-name="P2119"><text:span text:style-name="T2120">   <text:s/></text:span><text:span text:style-name="T2121">background-color</text:span><text:span text:style-name="T2122">:<text:s/></text:span><text:span text:style-name="T2123">#f1f1f1</text:span><text:span text:style-name="T2124">;</text:span></text:p>
      <text:p text:style-name="P2125"><text:span text:style-name="T2126">   <text:s/></text:span><text:span text:style-name="T2127">text-decoration</text:span><text:span text:style-name="T2128">:<text:s/></text:span><text:span text:style-name="T2129">none</text:span><text:span text:style-name="T2130">;</text:span></text:p>
      <text:p text:style-name="P2131">}</text:p>
      <text:p text:style-name="P2132"><text:line-break/><text:line-break/><text:line-break/></text:p>
      <text:p text:style-name="P2133"><text:span text:style-name="T2134">.tijesto</text:span><text:span text:style-name="T2135"><text:s/>{</text:span></text:p>
      <text:p text:style-name="P2136"><text:span text:style-name="T2137">   <text:s/></text:span><text:span text:style-name="T2138">position</text:span><text:span text:style-name="T2139">:<text:s/></text:span><text:span text:style-name="T2140">relative</text:span><text:span text:style-name="T2141">;</text:span></text:p>
      <text:p text:style-name="P2142"><text:span text:style-name="T2143">   <text:s/></text:span><text:span text:style-name="T2144">display</text:span><text:span text:style-name="T2145">:<text:s/></text:span><text:span text:style-name="T2146">inline-block</text:span><text:span text:style-name="T2147">;</text:span></text:p>
      <text:p text:style-name="P2148">}</text:p>
      <text:p text:style-name="P2149"/>
      <text:p text:style-name="P2150"><text:span text:style-name="T2151">/* Sakrij opcije dok se ne hovera */</text:span></text:p>
      <text:p text:style-name="P2152"><text:span text:style-name="T2153">.tijesto-opcije</text:span><text:span text:style-name="T2154"><text:s/>{</text:span></text:p>
      <text:p text:style-name="P2155"><text:span text:style-name="T2156">   <text:s/></text:span><text:span text:style-name="T2157">display</text:span><text:span text:style-name="T2158">:<text:s/></text:span><text:span text:style-name="T2159">none</text:span><text:span text:style-name="T2160">;</text:span></text:p>
      <text:p text:style-name="P2161"><text:span text:style-name="T2162">   <text:s/></text:span><text:span text:style-name="T2163">background-color</text:span><text:span text:style-name="T2164">:<text:s/></text:span><text:span text:style-name="T2165">#f1f1f1</text:span><text:span text:style-name="T2166">;</text:span></text:p>
      <text:p text:style-name="P2167"><text:span text:style-name="T2168">   <text:s/></text:span><text:span text:style-name="T2169">position</text:span><text:span text:style-name="T2170">:<text:s/></text:span><text:span text:style-name="T2171">absolute</text:span><text:span text:style-name="T2172">;</text:span></text:p>
      <text:p text:style-name="P2173"><text:span text:style-name="T2174">   <text:s/></text:span><text:span text:style-name="T2175">min-width</text:span><text:span text:style-name="T2176">:<text:s/></text:span><text:span text:style-name="T2177">160px</text:span><text:span text:style-name="T2178">;</text:span></text:p>
      <text:p text:style-name="P2179"><text:span text:style-name="T2180">   <text:s/></text:span><text:span text:style-name="T2181">z-index</text:span><text:span text:style-name="T2182">:<text:s/></text:span><text:span text:style-name="T2183">1</text:span><text:span text:style-name="T2184">;</text:span></text:p>
      <text:p text:style-name="P2185"><text:span text:style-name="T2186">   <text:s/></text:span><text:span text:style-name="T2187">box-shadow</text:span><text:span text:style-name="T2188">:<text:s/></text:span><text:span text:style-name="T2189">0px</text:span><text:span text:style-name="T2190"><text:s/></text:span><text:span text:style-name="T2191">8px</text:span><text:span text:style-name="T2192"><text:s/></text:span><text:span text:style-name="T2193">16px</text:span><text:span text:style-name="T2194"><text:s/></text:span><text:span text:style-name="T2195">rgba</text:span><text:span text:style-name="T2196">(</text:span><text:span text:style-name="T2197">0</text:span><text:span text:style-name="T2198">,<text:s/></text:span><text:span text:style-name="T2199">0</text:span><text:span text:style-name="T2200">,<text:s/></text:span><text:span text:style-name="T2201">0</text:span><text:span text:style-name="T2202">,<text:s/></text:span><text:span text:style-name="T2203">0.2</text:span><text:span text:style-name="T2204">);</text:span></text:p>
      <text:p text:style-name="P2205">}</text:p>
      <text:p text:style-name="P2206"/>
      <text:soft-page-break/>
      <text:p text:style-name="P2207"><text:span text:style-name="T2208">/* Stil za linkove unutar opcija */</text:span></text:p>
      <text:p text:style-name="P2209"><text:span text:style-name="T2210">.tijesto-opcije</text:span><text:span text:style-name="T2211"><text:s/></text:span><text:span text:style-name="T2212">a</text:span><text:span text:style-name="T2213"><text:s/>{</text:span></text:p>
      <text:p text:style-name="P2214"><text:span text:style-name="T2215">   <text:s/></text:span><text:span text:style-name="T2216">color</text:span><text:span text:style-name="T2217">:<text:s/></text:span><text:span text:style-name="T2218">black</text:span><text:span text:style-name="T2219">;</text:span></text:p>
      <text:p text:style-name="P2220"><text:span text:style-name="T2221">   <text:s/></text:span><text:span text:style-name="T2222">display</text:span><text:span text:style-name="T2223">:<text:s/></text:span><text:span text:style-name="T2224">block</text:span><text:span text:style-name="T2225">;</text:span></text:p>
      <text:p text:style-name="P2226"><text:span text:style-name="T2227">   <text:s/></text:span><text:span text:style-name="T2228">padding</text:span><text:span text:style-name="T2229">:<text:s/></text:span><text:span text:style-name="T2230">5px</text:span><text:span text:style-name="T2231"><text:s/></text:span><text:span text:style-name="T2232">10px</text:span><text:span text:style-name="T2233">;</text:span></text:p>
      <text:p text:style-name="P2234"><text:span text:style-name="T2235">   <text:s/></text:span><text:span text:style-name="T2236">background-color</text:span><text:span text:style-name="T2237">:<text:s/></text:span><text:span text:style-name="T2238">#f1f1f1</text:span><text:span text:style-name="T2239">;</text:span></text:p>
      <text:p text:style-name="P2240"><text:span text:style-name="T2241">   <text:s/></text:span><text:span text:style-name="T2242">text-decoration</text:span><text:span text:style-name="T2243">:<text:s/></text:span><text:span text:style-name="T2244">none</text:span><text:span text:style-name="T2245">;</text:span></text:p>
      <text:p text:style-name="P2246">}</text:p>
      <text:p text:style-name="P2247"/>
      <text:p text:style-name="P2248"><text:span text:style-name="T2249">.tijesto:hover</text:span><text:span text:style-name="T2250"><text:s/></text:span><text:span text:style-name="T2251">.tijesto-opcije</text:span><text:span text:style-name="T2252"><text:s/>{</text:span></text:p>
      <text:p text:style-name="P2253"><text:span text:style-name="T2254">   <text:s/></text:span><text:span text:style-name="T2255">display</text:span><text:span text:style-name="T2256">:<text:s/></text:span><text:span text:style-name="T2257">block</text:span><text:span text:style-name="T2258">;</text:span></text:p>
      <text:p text:style-name="P2259">}</text:p>
      <text:p text:style-name="P2260"><text:line-break/><text:line-break/></text:p>
      <text:p text:style-name="P2261"><text:span text:style-name="T2262">/* Kada se hovera nad &lt;li.recepti&gt;, prikaži opcije */</text:span></text:p>
      <text:p text:style-name="P2263"><text:span text:style-name="T2264">.smoothie:hover</text:span><text:span text:style-name="T2265"><text:s/></text:span><text:span text:style-name="T2266">.smoothie-opcije</text:span><text:span text:style-name="T2267"><text:s/>{</text:span></text:p>
      <text:p text:style-name="P2268"><text:span text:style-name="T2269">   <text:s/></text:span><text:span text:style-name="T2270">display</text:span><text:span text:style-name="T2271">:<text:s/></text:span><text:span text:style-name="T2272">block</text:span><text:span text:style-name="T2273">;</text:span></text:p>
      <text:p text:style-name="P2274">}</text:p>
      <text:p text:style-name="P2275"><text:span text:style-name="T2276">/*padajući izbornik*/</text:span></text:p>
      <text:p text:style-name="P2277"><text:line-break/><text:line-break/><text:line-break/></text:p>
      <text:p text:style-name="P2278"><text:span text:style-name="T2279">/*način kako zalijepiti sliku za vrh, gumb za dno i tekst između razvuči */</text:span></text:p>
      <text:p text:style-name="P2280"/>
      <text:p text:style-name="P2281"><text:span text:style-name="T2282">.recipe-card</text:span><text:span text:style-name="T2283"><text:s/>{</text:span></text:p>
      <text:p text:style-name="P2284"><text:span text:style-name="T2285"> <text:s/></text:span><text:span text:style-name="T2286">display</text:span><text:span text:style-name="T2287">:<text:s/></text:span><text:span text:style-name="T2288">flex</text:span><text:span text:style-name="T2289">;</text:span></text:p>
      <text:p text:style-name="P2290"><text:span text:style-name="T2291"> <text:s/></text:span><text:span text:style-name="T2292">flex-direction</text:span><text:span text:style-name="T2293">:<text:s/></text:span><text:span text:style-name="T2294">column</text:span><text:span text:style-name="T2295">;</text:span></text:p>
      <text:p text:style-name="P2296"><text:span text:style-name="T2297"> <text:s/></text:span><text:span text:style-name="T2298">height</text:span><text:span text:style-name="T2299">:<text:s/></text:span><text:span text:style-name="T2300">70vh</text:span><text:span text:style-name="T2301">;<text:s/></text:span><text:span text:style-name="T2302">/* ili željena visina */</text:span></text:p>
      <text:p text:style-name="P2303"><text:span text:style-name="T2304"> <text:s/></text:span><text:span text:style-name="T2305">justify-content</text:span><text:span text:style-name="T2306">:<text:s/></text:span><text:span text:style-name="T2307">space-between</text:span><text:span text:style-name="T2308">;      </text:span><text:span text:style-name="T2309">/*to je to što je uspjelo zalijepiti sliku na vrh, i gumb zalijepiti na dno... između ostalog....*/</text:span></text:p>
      <text:p text:style-name="P2310">}</text:p>
      <text:p text:style-name="P2311"/>
      <text:p text:style-name="P2312"><text:span text:style-name="T2313"> </text:span><text:span text:style-name="T2314">.recipe-card</text:span><text:span text:style-name="T2315"><text:s/></text:span><text:span text:style-name="T2316">img</text:span><text:span text:style-name="T2317"><text:s/>{</text:span></text:p>
      <text:p text:style-name="P2318"><text:span text:style-name="T2319"> <text:s/></text:span><text:span text:style-name="T2320">align-self</text:span><text:span text:style-name="T2321">:<text:s/></text:span><text:span text:style-name="T2322">flex-start</text:span><text:span text:style-name="T2323">;<text:s/></text:span><text:span text:style-name="T2324">/* ili default, već je zalijepljena za vrh */</text:span></text:p>
      <text:p text:style-name="P2325">}</text:p>
      <text:p text:style-name="P2326"/>
      <text:p text:style-name="P2327"><text:span text:style-name="T2328">.recipe-card</text:span><text:span text:style-name="T2329"><text:s/></text:span><text:span text:style-name="T2330">button</text:span><text:span text:style-name="T2331"><text:s/>{</text:span></text:p>
      <text:p text:style-name="P2332"><text:span text:style-name="T2333"> <text:s/></text:span><text:span text:style-name="T2334">margin-top</text:span><text:span text:style-name="T2335">:<text:s/></text:span><text:span text:style-name="T2336">auto</text:span><text:span text:style-name="T2337">;<text:s/></text:span><text:span text:style-name="T2338">/* gurnuće gumb na dno */</text:span></text:p>
      <text:p text:style-name="P2339">}</text:p>
      <text:p text:style-name="P2340"/>
      <text:p text:style-name="P2341"><text:span text:style-name="T2342">.recipe-card</text:span><text:span text:style-name="T2343"><text:s/></text:span><text:span text:style-name="T2344">h3</text:span><text:span text:style-name="T2345"><text:s/></text:span><text:span text:style-name="T2346">p</text:span><text:span text:style-name="T2347"><text:s/>{</text:span></text:p>
      <text:p text:style-name="P2348"><text:span text:style-name="T2349"> <text:s/></text:span><text:span text:style-name="T2350">flex</text:span><text:span text:style-name="T2351">:<text:s/></text:span><text:span text:style-name="T2352">1</text:span><text:span text:style-name="T2353">;<text:s/></text:span><text:span text:style-name="T2354">/* zauzimaju preostali prostor između slike i gumba */</text:span></text:p>
      <text:p text:style-name="P2355"><text:span text:style-name="T2356"> <text:s/></text:span><text:span text:style-name="T2357">display</text:span><text:span text:style-name="T2358">:<text:s/></text:span><text:span text:style-name="T2359">flex</text:span><text:span text:style-name="T2360">;</text:span></text:p>
      <text:p text:style-name="P2361"><text:span text:style-name="T2362"> <text:s/></text:span><text:span text:style-name="T2363">flex-direction</text:span><text:span text:style-name="T2364">:<text:s/></text:span><text:span text:style-name="T2365">column</text:span><text:span text:style-name="T2366">;</text:span></text:p>
      <text:p text:style-name="P2367"><text:span text:style-name="T2368"> <text:s/></text:span><text:span text:style-name="T2369">justify-content</text:span><text:span text:style-name="T2370">:<text:s/></text:span><text:span text:style-name="T2371">center</text:span><text:span text:style-name="T2372">;<text:s/></text:span><text:span text:style-name="T2373">/* da tekst bude centriran vertikalno ako želiš */</text:span></text:p>
      <text:p text:style-name="P2374">}</text:p>
      <text:p text:style-name="P2375"/>
      <text:p text:style-name="P2376"><text:span text:style-name="T2377">.naslov-namirnice</text:span><text:span text:style-name="T2378"><text:s/>{</text:span></text:p>
      <text:p text:style-name="P2379"><text:span text:style-name="T2380">   </text:span><text:span text:style-name="T2381">padding</text:span><text:span text:style-name="T2382">:<text:s/></text:span><text:span text:style-name="T2383">20px</text:span><text:span text:style-name="T2384">;</text:span></text:p>
      <text:p text:style-name="P2385"><text:span text:style-name="T2386">   <text:s/></text:span><text:span text:style-name="T2387">position</text:span><text:span text:style-name="T2388">:<text:s/></text:span><text:span text:style-name="T2389">absolute</text:span><text:span text:style-name="T2390">;<text:s/></text:span></text:p>
      <text:p text:style-name="P2391"><text:span text:style-name="T2392">   <text:s/></text:span><text:span text:style-name="T2393">top</text:span><text:span text:style-name="T2394">:<text:s/></text:span><text:span text:style-name="T2395">170px</text:span><text:span text:style-name="T2396">;</text:span></text:p>
      <text:p text:style-name="P2397"><text:span text:style-name="T2398">   <text:s/></text:span><text:span text:style-name="T2399">left</text:span><text:span text:style-name="T2400">:<text:s/></text:span><text:span text:style-name="T2401">0px</text:span><text:span text:style-name="T2402">;<text:s/></text:span></text:p>
      <text:p text:style-name="P2403"><text:span text:style-name="T2404">   <text:s/></text:span><text:span text:style-name="T2405">text-decoration</text:span><text:span text:style-name="T2406">:<text:s/></text:span><text:span text:style-name="T2407">underline</text:span><text:span text:style-name="T2408">;</text:span></text:p>
      <text:p text:style-name="P2409">}</text:p>
      <text:p text:style-name="P2410"/>
      <text:p text:style-name="P2411"><text:span text:style-name="T2412">h2</text:span><text:span text:style-name="T2413"><text:s/>{</text:span></text:p>
      <text:p text:style-name="P2414"><text:span text:style-name="T2415">   <text:s/></text:span><text:span text:style-name="T2416">color</text:span><text:span text:style-name="T2417">:<text:s/></text:span><text:span text:style-name="T2418">#333</text:span><text:span text:style-name="T2419">;</text:span></text:p>
      <text:p text:style-name="P2420"><text:span text:style-name="T2421">   <text:s/></text:span><text:span text:style-name="T2422">font-size</text:span><text:span text:style-name="T2423">:<text:s/></text:span><text:span text:style-name="T2424">30px</text:span><text:span text:style-name="T2425">;</text:span></text:p>
      <text:p text:style-name="P2426">}</text:p>
      <text:p text:style-name="P2427"><text:line-break/></text:p>
      <text:p text:style-name="P2428"><text:span text:style-name="T2429">/*stiliziranje svake pojedine stranice*/</text:span></text:p>
      <text:p text:style-name="P2430">     <text:s/></text:p>
      <text:p text:style-name="P2431">         <text:s/></text:p>
      <text:p text:style-name="P2432">       <text:s/></text:p>
      <text:p text:style-name="P2433">       <text:s/></text:p>
      <text:p text:style-name="P2434"><text:span text:style-name="T2435">           <text:s/></text:span><text:span text:style-name="T2436">#kontakt</text:span><text:span text:style-name="T2437"><text:s/>{</text:span></text:p>
      <text:p text:style-name="P2438"><text:span text:style-name="T2439">                 </text:span><text:span text:style-name="T2440">padding</text:span><text:span text:style-name="T2441">:<text:s/></text:span><text:span text:style-name="T2442">10px</text:span><text:span text:style-name="T2443">;</text:span></text:p>
      <text:p text:style-name="P2444"><text:span text:style-name="T2445">                 </text:span><text:span text:style-name="T2446">text-align</text:span><text:span text:style-name="T2447">:<text:s/></text:span><text:span text:style-name="T2448">center</text:span><text:span text:style-name="T2449">;</text:span></text:p>
      <text:p text:style-name="P2450"><text:span text:style-name="T2451">                 </text:span><text:span text:style-name="T2452">box-shadow</text:span><text:span text:style-name="T2453">:<text:s/></text:span><text:span text:style-name="T2454">0px</text:span><text:span text:style-name="T2455"><text:s/></text:span><text:span text:style-name="T2456">8px</text:span><text:span text:style-name="T2457"><text:s/></text:span><text:span text:style-name="T2458">16px</text:span><text:span text:style-name="T2459"><text:s/></text:span><text:span text:style-name="T2460">rgba</text:span><text:span text:style-name="T2461">(</text:span><text:span text:style-name="T2462">0</text:span><text:span text:style-name="T2463">,<text:s/></text:span><text:span text:style-name="T2464">0</text:span><text:span text:style-name="T2465">,<text:s/></text:span><text:span text:style-name="T2466">0</text:span><text:span text:style-name="T2467">,<text:s/></text:span><text:span text:style-name="T2468">0.6</text:span><text:span text:style-name="T2469">);</text:span></text:p>
      <text:p text:style-name="P2470">                 </text:p>
      <text:p text:style-name="P2471">            }</text:p>
      <text:p text:style-name="P2472"/>
      <text:p text:style-name="P2473"><text:span text:style-name="T2474">           <text:s/></text:span><text:span text:style-name="T2475">a</text:span><text:span text:style-name="T2476">{</text:span></text:p>
      <text:p text:style-name="P2477"><text:span text:style-name="T2478">               <text:s/></text:span><text:span text:style-name="T2479">margin-right</text:span><text:span text:style-name="T2480">:<text:s/></text:span><text:span text:style-name="T2481">20px</text:span><text:span text:style-name="T2482">;</text:span></text:p>
      <text:p text:style-name="P2483">            }</text:p>
      <text:p text:style-name="P2484"><text:line-break/><text:line-break/></text:p>
      <text:p text:style-name="P2485"><text:span text:style-name="T2486">/*pozadinska boja na svakoj stranici*/</text:span></text:p>
      <text:p text:style-name="P2487"/>
      <text:p text:style-name="P2488"><text:span text:style-name="T2489">#glavno-jelo</text:span><text:span text:style-name="T2490"><text:s/>{</text:span></text:p>
      <text:p text:style-name="P2491"><text:span text:style-name="T2492">   <text:s/></text:span><text:span text:style-name="T2493">background-color</text:span><text:span text:style-name="T2494">:  </text:span><text:span text:style-name="T2495">rgb</text:span><text:span text:style-name="T2496">(</text:span><text:span text:style-name="T2497">220</text:span><text:span text:style-name="T2498">,<text:s/></text:span><text:span text:style-name="T2499">220</text:span><text:span text:style-name="T2500">,<text:s/></text:span><text:span text:style-name="T2501">247</text:span><text:span text:style-name="T2502">);</text:span></text:p>
      <text:p text:style-name="P2503">}</text:p>
      <text:p text:style-name="P2504"/>
      <text:p text:style-name="P2505"><text:span text:style-name="T2506">#hladno-predjelo</text:span><text:span text:style-name="T2507"><text:s/>{</text:span></text:p>
      <text:p text:style-name="P2508"><text:span text:style-name="T2509">     </text:span><text:span text:style-name="T2510">background-color</text:span><text:span text:style-name="T2511">:<text:s/></text:span><text:span text:style-name="T2512">#ecbfad</text:span><text:span text:style-name="T2513">;</text:span></text:p>
      <text:p text:style-name="P2514">}</text:p>
      <text:p text:style-name="P2515"/>
      <text:p text:style-name="P2516"><text:span text:style-name="T2517">#juhe</text:span><text:span text:style-name="T2518"><text:s/>{</text:span></text:p>
      <text:p text:style-name="P2519"><text:span text:style-name="T2520">     <text:s/></text:span><text:span text:style-name="T2521">background-color</text:span><text:span text:style-name="T2522">:  </text:span><text:span text:style-name="T2523">#FFFFF0</text:span><text:span text:style-name="T2524">;</text:span></text:p>
      <text:p text:style-name="P2525">}</text:p>
      <text:p text:style-name="P2526"/>
      <text:soft-page-break/>
      <text:p text:style-name="P2527"><text:span text:style-name="T2528">#kolaci-koji-se-ne-peku</text:span><text:span text:style-name="T2529"><text:s/>{</text:span></text:p>
      <text:p text:style-name="P2530"><text:span text:style-name="T2531">   <text:s/></text:span><text:span text:style-name="T2532">background-color</text:span><text:span text:style-name="T2533">:<text:s/></text:span><text:span text:style-name="T2534">#fce3d9</text:span><text:span text:style-name="T2535">;</text:span></text:p>
      <text:p text:style-name="P2536">}</text:p>
      <text:p text:style-name="P2537"/>
      <text:p text:style-name="P2538"><text:span text:style-name="T2539">#kolaci</text:span><text:span text:style-name="T2540"><text:s/>{</text:span></text:p>
      <text:p text:style-name="P2541"><text:span text:style-name="T2542">   <text:s/></text:span><text:span text:style-name="T2543">background-color</text:span><text:span text:style-name="T2544">:<text:s/></text:span><text:span text:style-name="T2545">#f0dbd3</text:span><text:span text:style-name="T2546">;</text:span></text:p>
      <text:p text:style-name="P2547">}</text:p>
      <text:p text:style-name="P2548"/>
      <text:p text:style-name="P2549"><text:span text:style-name="T2550">#kruh</text:span><text:span text:style-name="T2551"><text:s/>{</text:span></text:p>
      <text:p text:style-name="P2552"><text:span text:style-name="T2553">   <text:s/></text:span><text:span text:style-name="T2554">background-color</text:span><text:span text:style-name="T2555">:  </text:span><text:span text:style-name="T2556">#fceccf</text:span><text:span text:style-name="T2557">;</text:span></text:p>
      <text:p text:style-name="P2558">}</text:p>
      <text:p text:style-name="P2559"/>
      <text:p text:style-name="P2560"><text:span text:style-name="T2561">#meduobrok</text:span><text:span text:style-name="T2562"><text:s/>{</text:span></text:p>
      <text:p text:style-name="P2563"><text:span text:style-name="T2564">   <text:s/></text:span><text:span text:style-name="T2565">background-color</text:span><text:span text:style-name="T2566">:  </text:span><text:span text:style-name="T2567">#F5F5DC</text:span><text:span text:style-name="T2568">;</text:span></text:p>
      <text:p text:style-name="P2569">}</text:p>
      <text:p text:style-name="P2570"/>
      <text:p text:style-name="P2571"><text:span text:style-name="T2572">#palacinke</text:span><text:span text:style-name="T2573"><text:s/>{</text:span></text:p>
      <text:p text:style-name="P2574"><text:span text:style-name="T2575">   <text:s/></text:span><text:span text:style-name="T2576">background-color</text:span><text:span text:style-name="T2577">:<text:s/></text:span><text:span text:style-name="T2578">rgb</text:span><text:span text:style-name="T2579">(</text:span><text:span text:style-name="T2580">238</text:span><text:span text:style-name="T2581">,<text:s/></text:span><text:span text:style-name="T2582">252</text:span><text:span text:style-name="T2583">,<text:s/></text:span><text:span text:style-name="T2584">241</text:span><text:span text:style-name="T2585">);</text:span></text:p>
      <text:p text:style-name="P2586">}</text:p>
      <text:p text:style-name="P2587"/>
      <text:p text:style-name="P2588"><text:span text:style-name="T2589">#peciva</text:span><text:span text:style-name="T2590"><text:s/>{</text:span></text:p>
      <text:p text:style-name="P2591"><text:span text:style-name="T2592">   <text:s/></text:span><text:span text:style-name="T2593">background-color</text:span><text:span text:style-name="T2594">:  </text:span><text:span text:style-name="T2595">#dad9c3</text:span><text:span text:style-name="T2596">;</text:span></text:p>
      <text:p text:style-name="P2597">}</text:p>
      <text:p text:style-name="P2598"/>
      <text:p text:style-name="P2599"><text:span text:style-name="T2600">#razni-smoothie</text:span><text:span text:style-name="T2601"><text:s/>{</text:span></text:p>
      <text:p text:style-name="P2602"><text:span text:style-name="T2603">   <text:s/></text:span><text:span text:style-name="T2604">background-color</text:span><text:span text:style-name="T2605">:<text:s/></text:span><text:span text:style-name="T2606">#f8faef</text:span><text:span text:style-name="T2607">;</text:span></text:p>
      <text:p text:style-name="P2608">}</text:p>
      <text:p text:style-name="P2609"/>
      <text:p text:style-name="P2610"><text:span text:style-name="T2611">#sladoled</text:span><text:span text:style-name="T2612"><text:s/>{</text:span></text:p>
      <text:p text:style-name="P2613"><text:span text:style-name="T2614">   <text:s/></text:span><text:span text:style-name="T2615">background-color</text:span><text:span text:style-name="T2616">:<text:s/></text:span><text:span text:style-name="T2617">#f7e3ca</text:span><text:span text:style-name="T2618">;</text:span></text:p>
      <text:p text:style-name="P2619">}</text:p>
      <text:p text:style-name="P2620"/>
      <text:p text:style-name="P2621"><text:span text:style-name="T2622">#slatki-zalogajcici</text:span><text:span text:style-name="T2623"><text:s/>{</text:span></text:p>
      <text:p text:style-name="P2624"><text:span text:style-name="T2625">   <text:s/></text:span><text:span text:style-name="T2626">background-color</text:span><text:span text:style-name="T2627">:<text:s/></text:span><text:span text:style-name="T2628">#e6e6f3</text:span><text:span text:style-name="T2629">;</text:span></text:p>
      <text:p text:style-name="P2630">}</text:p>
      <text:p text:style-name="P2631"/>
      <text:p text:style-name="P2632"><text:span text:style-name="T2633">#smoothie-od-povrca</text:span><text:span text:style-name="T2634"><text:s/>{</text:span></text:p>
      <text:p text:style-name="P2635"><text:span text:style-name="T2636">   <text:s/></text:span><text:span text:style-name="T2637">background-color</text:span><text:span text:style-name="T2638">:<text:s/></text:span><text:span text:style-name="T2639">#f3d7ed</text:span><text:span text:style-name="T2640">;</text:span></text:p>
      <text:p text:style-name="P2641">}</text:p>
      <text:p text:style-name="P2642"/>
      <text:p text:style-name="P2643"><text:span text:style-name="T2644">#smoothie-za-ciscenje-organizma</text:span><text:span text:style-name="T2645"><text:s/>{</text:span></text:p>
      <text:p text:style-name="P2646"><text:span text:style-name="T2647">   <text:s/></text:span><text:span text:style-name="T2648">background-color</text:span><text:span text:style-name="T2649">:<text:s/></text:span><text:span text:style-name="T2650">#f3d7ed</text:span><text:span text:style-name="T2651">;</text:span></text:p>
      <text:p text:style-name="P2652">}</text:p>
      <text:p text:style-name="P2653"/>
      <text:p text:style-name="P2654"><text:span text:style-name="T2655">#strudle-i-pite</text:span><text:span text:style-name="T2656"><text:s/>{</text:span></text:p>
      <text:p text:style-name="P2657"><text:span text:style-name="T2658">   <text:s/></text:span><text:span text:style-name="T2659">background-color</text:span><text:span text:style-name="T2660">:<text:s/></text:span><text:span text:style-name="T2661">#ebf0d5</text:span><text:span text:style-name="T2662">;</text:span></text:p>
      <text:p text:style-name="P2663">}</text:p>
      <text:p text:style-name="P2664"/>
      <text:p text:style-name="P2665"><text:span text:style-name="T2666">#suhi-kolacici</text:span><text:span text:style-name="T2667"><text:s/>{</text:span></text:p>
      <text:p text:style-name="P2668"><text:span text:style-name="T2669">   <text:s/></text:span><text:span text:style-name="T2670">background-color</text:span><text:span text:style-name="T2671">:<text:s/></text:span><text:span text:style-name="T2672">#e9e7e7</text:span><text:span text:style-name="T2673">;</text:span></text:p>
      <text:soft-page-break/>
      <text:p text:style-name="P2674">}</text:p>
      <text:p text:style-name="P2675"/>
      <text:p text:style-name="P2676"><text:span text:style-name="T2677">#tjestenina</text:span><text:span text:style-name="T2678"><text:s/>{</text:span></text:p>
      <text:p text:style-name="P2679"><text:span text:style-name="T2680">   <text:s/></text:span><text:span text:style-name="T2681">background-color</text:span><text:span text:style-name="T2682">:  </text:span><text:span text:style-name="T2683">#f7e6d0</text:span><text:span text:style-name="T2684">;</text:span></text:p>
      <text:p text:style-name="P2685">}</text:p>
      <text:p text:style-name="P2686"/>
      <text:p text:style-name="P2687"><text:span text:style-name="T2688">#toplo-predjelo</text:span><text:span text:style-name="T2689"><text:s/>{</text:span></text:p>
      <text:p text:style-name="P2690"><text:span text:style-name="T2691">   <text:s/></text:span><text:span text:style-name="T2692">background-color</text:span><text:span text:style-name="T2693">:<text:s/></text:span><text:span text:style-name="T2694">#d1e9da</text:span><text:span text:style-name="T2695">;</text:span></text:p>
      <text:p text:style-name="P2696">}</text:p>
      <text:p text:style-name="P2697"/>
      <text:p text:style-name="P2698"><text:span text:style-name="T2699">#torte</text:span><text:span text:style-name="T2700"><text:s/>{</text:span></text:p>
      <text:p text:style-name="P2701"><text:span text:style-name="T2702">   <text:s/></text:span><text:span text:style-name="T2703">background-color</text:span><text:span text:style-name="T2704">:<text:s/></text:span><text:span text:style-name="T2705">#f0dbd3</text:span><text:span text:style-name="T2706">;</text:span></text:p>
      <text:p text:style-name="P2707">}</text:p>
      <text:p text:style-name="P2708"/>
      <text:p text:style-name="P2709"><text:span text:style-name="T2710">#vecera</text:span><text:span text:style-name="T2711"><text:s/>{</text:span></text:p>
      <text:p text:style-name="P2712"><text:span text:style-name="T2713">   <text:s/></text:span><text:span text:style-name="T2714">background-color</text:span><text:span text:style-name="T2715">:<text:s/></text:span><text:span text:style-name="T2716">#FFF5EE</text:span><text:span text:style-name="T2717">;</text:span></text:p>
      <text:p text:style-name="P2718">}</text:p>
      <text:p text:style-name="P2719"/>
      <text:p text:style-name="P2720"><text:span text:style-name="T2721">#vocni-smoothie</text:span><text:span text:style-name="T2722"><text:s/>{</text:span></text:p>
      <text:p text:style-name="P2723"><text:span text:style-name="T2724">   <text:s/></text:span><text:span text:style-name="T2725">background-color</text:span><text:span text:style-name="T2726">:<text:s/></text:span><text:span text:style-name="T2727">#f3d7ed</text:span><text:span text:style-name="T2728">;</text:span></text:p>
      <text:p text:style-name="P2729">}</text:p>
      <text:p text:style-name="P2730"><text:line-break/><text:line-break/><text:line-break/></text:p>
      <text:p text:style-name="Normal"/>
      <text:p text:style-name="Normal">Naravno! Rado ću objasniti svaki dio vašeg CSS koda, dio po dio, kako biste bolje razumjeli što svaki od njih radi.</text:p>
      <text:p text:style-name="Normal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2731">Opće stilove (Globalni reset i fontovi)</text:p>
      <text:p text:style-name="Normal"> </text:p>
      <text:p text:style-name="Normal">* {</text:p>
      <text:p text:style-name="Normal"><text:s text:c="4"/>margin: 0;</text:p>
      <text:p text:style-name="Normal"><text:s text:c="4"/>padding: 0;</text:p>
      <text:p text:style-name="Normal"><text:s text:c="4"/>box-sizing: border-box;</text:p>
      <text:p text:style-name="Normal"><text:s text:c="4"/>font-family: 'Arial', sans-serif;</text:p>
      <text:p text:style-name="Normal">}</text:p>
      <text:list text:style-name="LFO1" text:continue-numbering="true">
        <text:list-item>
          <text:p text:style-name="P2732">*** selector** primjenjuje stil na sve elemente.</text:p>
        </text:list-item>
        <text:list-item>
          <text:p text:style-name="P2733">Poništava marginu i padding za sve elemente.</text:p>
        </text:list-item>
        <text:list-item>
          <text:p text:style-name="P2734">box-sizing: border-box; omogućava da veličina elementa uključuje padding i border, što olakšava dizajn.</text:p>
        </text:list-item>
        <text:list-item>
          <text:p text:style-name="P2735">Postavlja font na Arial ili sans-serif.</text:p>
        </text:list-item>
      </text:list>
      <text:p text:style-name="Normal"> </text:p>
      <text:p text:style-name="Normal">body {</text:p>
      <text:p text:style-name="Normal"><text:s text:c="4"/>line-height: 1.6;</text:p>
      <text:p text:style-name="Normal"><text:s text:c="4"/>background-color: #f4f4f4;</text:p>
      <text:p text:style-name="Normal"><text:s text:c="4"/>color: #333;</text:p>
      <text:p text:style-name="Normal">}</text:p>
      <text:list text:style-name="LFO2" text:continue-numbering="true">
        <text:list-item>
          <text:p text:style-name="P2736">line-height povećava razmak između redova teksta.</text:p>
        </text:list-item>
        <text:list-item>
          <text:p text:style-name="P2737">background-color postavlja svijetlu sivu pozadinu.</text:p>
        </text:list-item>
        <text:list-item>
          <text:p text:style-name="P2738">color definira boju teksta.</text:p>
        </text:list-item>
      </text:list>
      <text:p text:style-name="Normal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2739">Zaglavlje (header)</text:p>
      <text:p text:style-name="Normal"> </text:p>
      <text:p text:style-name="Normal">header {</text:p>
      <text:p text:style-name="Normal"><text:s text:c="4"/>background-color: #ff6347;<text:s/></text:p>
      <text:p text:style-name="Normal"><text:s text:c="4"/>color: white;</text:p>
      <text:p text:style-name="Normal"><text:s text:c="4"/>padding: 20px 0;<text:s/></text:p>
      <text:p text:style-name="Normal"><text:s text:c="4"/>text-align: center;</text:p>
      <text:p text:style-name="Normal"><text:s text:c="4"/>box-shadow: 0 4px 6px rgba(0,0,0,0.1);</text:p>
      <text:p text:style-name="Normal">}</text:p>
      <text:p text:style-name="Normal">header h1 {</text:p>
      <text:p text:style-name="Normal"><text:s text:c="4"/>margin-bottom: 10px;</text:p>
      <text:p text:style-name="Normal"><text:s text:c="4"/>font-size: 2.5em;</text:p>
      <text:p text:style-name="Normal">}</text:p>
      <text:list text:style-name="LFO3" text:continue-numbering="true">
        <text:list-item>
          <text:p text:style-name="P2740"><text:span text:style-name="T2741">header</text:span>: nudi narančastu pozadinu, bijeli tekst, s paddingom za unutarnji razmak, centrirano tekst, i sjenu radi dubine.</text:p>
        </text:list-item>
        <text:list-item>
          <text:p text:style-name="P2742"><text:span text:style-name="T2743">header h1</text:span>: veću veličinu fonta i razmak ispod.</text:p>
        </text:list-item>
      </text:list>
      <text:soft-page-break/>
      <text:p text:style-name="Normal">nav ul i nav a:</text:p>
      <text:p text:style-name="Normal"> </text:p>
      <text:p text:style-name="Normal">nav ul {</text:p>
      <text:p text:style-name="Normal"><text:s text:c="4"/>list-style: none;</text:p>
      <text:p text:style-name="Normal"><text:s text:c="4"/>display: flex;</text:p>
      <text:p text:style-name="Normal"><text:s text:c="4"/>justify-content: center;</text:p>
      <text:p text:style-name="Normal"><text:s text:c="4"/>gap: 80px;</text:p>
      <text:p text:style-name="Normal">}</text:p>
      <text:p text:style-name="Normal">nav a {</text:p>
      <text:p text:style-name="Normal"><text:s text:c="4"/>color: white;</text:p>
      <text:p text:style-name="Normal"><text:s text:c="4"/>text-decoration: none;</text:p>
      <text:p text:style-name="Normal"><text:s text:c="4"/>font-weight: bold;</text:p>
      <text:p text:style-name="Normal"><text:s text:c="4"/>transition: color 0.3s;</text:p>
      <text:p text:style-name="Normal">}</text:p>
      <text:p text:style-name="Normal">nav a:hover {</text:p>
      <text:p text:style-name="Normal"><text:s text:c="4"/>color: #333;</text:p>
      <text:p text:style-name="Normal">}</text:p>
      <text:list text:style-name="LFO4" text:continue-numbering="true">
        <text:list-item>
          <text:p text:style-name="P2744"><text:span text:style-name="T2745">nav ul</text:span>: makne oznake s liste, koristi fleks raspored za ravnomjerno prikazivanje linkova, razmak između njih.</text:p>
        </text:list-item>
        <text:list-item>
          <text:p text:style-name="P2746"><text:span text:style-name="T2747">nav a</text:span>: stilizirani linkovi, bijeli, bez podvlake, podebljani, s glatkim prijelazom boje.</text:p>
        </text:list-item>
        <text:list-item>
          <text:p text:style-name="P2748"><text:span text:style-name="T2749">hover</text:span>: boja linka se mijenja na sivu.</text:p>
        </text:list-item>
      </text:list>
      <text:p text:style-name="Normal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P2750">Sekcije (section)</text:p>
      <text:p text:style-name="Normal"> </text:p>
      <text:p text:style-name="Normal">section {</text:p>
      <text:p text:style-name="Normal"><text:s text:c="4"/>padding: 40px 20px;</text:p>
      <text:p text:style-name="Normal"><text:s text:c="4"/>max-width: 1200px;</text:p>
      <text:p text:style-name="Normal"><text:s text:c="4"/>margin: auto;</text:p>
      <text:p text:style-name="Normal">}</text:p>
      <text:soft-page-break/>
      <text:p text:style-name="Normal">section h2{</text:p>
      <text:p text:style-name="Normal"><text:s text:c="4"/>text-align: center;<text:s/></text:p>
      <text:p text:style-name="Normal"><text:s text:c="4"/>margin-bottom: 20px;</text:p>
      <text:p text:style-name="Normal"><text:s text:c="4"/>font-size: 2em;</text:p>
      <text:p text:style-name="Normal"><text:s text:c="4"/>color: #ff6347;</text:p>
      <text:p text:style-name="Normal">}</text:p>
      <text:list text:style-name="LFO5" text:continue-numbering="true">
        <text:list-item>
          <text:p text:style-name="P2751"><text:span text:style-name="T2752">section</text:span>: unutarnji razmak, maksimalna širina za bolju čitljivost i centriranje.</text:p>
        </text:list-item>
        <text:list-item>
          <text:p text:style-name="P2753"><text:span text:style-name="T2754">section h2</text:span>: naslov sekcije, centriran, crvene boje, veći font.</text:p>
        </text:list-item>
      </text:list>
      <text:p text:style-name="Normal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P2755">Recepti (.recipes)</text:p>
      <text:p text:style-name="Normal"> </text:p>
      <text:p text:style-name="Normal">.recipes {</text:p>
      <text:p text:style-name="Normal"><text:s text:c="4"/>display: flex;</text:p>
      <text:p text:style-name="Normal"><text:s text:c="4"/>flex-wrap: wrap;</text:p>
      <text:p text:style-name="Normal"><text:s text:c="4"/>gap: 20px;</text:p>
      <text:p text:style-name="Normal"><text:s text:c="4"/>justify-content: center;</text:p>
      <text:p text:style-name="Normal"><text:s text:c="4"/>text-align: center;</text:p>
      <text:p text:style-name="Normal">}</text:p>
      <text:p text:style-name="Normal">.recipe-card {</text:p>
      <text:p text:style-name="Normal"><text:s text:c="4"/>background-color: white;</text:p>
      <text:p text:style-name="Normal"><text:s text:c="4"/>border-radius: 8px; <text:s/></text:p>
      <text:p text:style-name="Normal"><text:s text:c="4"/>box-shadow: 0 4px 8px rgba(0,0,0,0.1);</text:p>
      <text:p text:style-name="Normal"><text:s text:c="4"/>width: 300px;</text:p>
      <text:p text:style-name="Normal"><text:s text:c="4"/>overflow: hidden;</text:p>
      <text:p text:style-name="Normal"><text:s text:c="4"/>display: flex;</text:p>
      <text:p text:style-name="Normal"><text:s text:c="4"/>flex-direction: column;</text:p>
      <text:p text:style-name="Normal"><text:s text:c="4"/>transition: transform 0.3s, box-shadow 0.3s;</text:p>
      <text:p text:style-name="Normal">}</text:p>
      <text:p text:style-name="Normal">.recipe-card:hover {</text:p>
      <text:soft-page-break/>
      <text:p text:style-name="Normal"><text:s text:c="4"/>transform: translateY(-5px);</text:p>
      <text:p text:style-name="Normal"><text:s text:c="4"/>box-shadow: 0 8px 16px rgba(0,0,0,0.2);</text:p>
      <text:p text:style-name="Normal">}</text:p>
      <text:list text:style-name="LFO6" text:continue-numbering="true">
        <text:list-item>
          <text:p text:style-name="P2756"><text:span text:style-name="T2757">.recipes</text:span>: prikazuje receptne kartice u fleks rasporedu, s razmakom.</text:p>
        </text:list-item>
        <text:list-item>
          <text:p text:style-name="P2758"><text:span text:style-name="T2759">.recipe-card</text:span>: stil za svaku receptnu karticu, s bijelom pozadinom, zaobljenim rubovima, sjenom, fiksnom širinom, i transformacijama pri hoveru.</text:p>
        </text:list-item>
      </text:list>
      <text:p text:style-name="Normal">Slika unutar kartice:</text:p>
      <text:p text:style-name="Normal"> </text:p>
      <text:p text:style-name="Normal">.recipe-card img {</text:p>
      <text:p text:style-name="Normal"><text:s text:c="4"/>width: 100%;</text:p>
      <text:p text:style-name="Normal"><text:s text:c="4"/>height: 300px;</text:p>
      <text:p text:style-name="Normal"><text:s text:c="4"/>object-fit: cover;</text:p>
      <text:p text:style-name="Normal">}</text:p>
      <text:list text:style-name="LFO7" text:continue-numbering="true">
        <text:list-item>
          <text:p text:style-name="P2760">Slika će se skakati unutar kartice, zadržavajući proporcije.</text:p>
        </text:list-item>
      </text:list>
      <text:p text:style-name="Normal">Naslovi i tekst:</text:p>
      <text:p text:style-name="Normal"> </text:p>
      <text:p text:style-name="Normal">.recipe-card h3 {</text:p>
      <text:p text:style-name="Normal"><text:s text:c="4"/>margin: 15px;</text:p>
      <text:p text:style-name="Normal"><text:s text:c="4"/>font-size: 1.5em;</text:p>
      <text:p text:style-name="Normal"><text:s text:c="4"/>color: #333;</text:p>
      <text:p text:style-name="Normal">}</text:p>
      <text:p text:style-name="Normal">.recipe-card p {</text:p>
      <text:p text:style-name="Normal"><text:s text:c="4"/>margin: 0 15px 15px 15px;</text:p>
      <text:p text:style-name="Normal"><text:s text:c="4"/>font-size: 1em;</text:p>
      <text:p text:style-name="Normal"><text:s text:c="4"/>color: #666;</text:p>
      <text:p text:style-name="Normal">}</text:p>
      <text:list text:style-name="LFO8" text:continue-numbering="true">
        <text:list-item>
          <text:p text:style-name="P2761">Stil za naslov i opis recepta.</text:p>
        </text:list-item>
      </text:list>
      <text:p text:style-name="Normal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2762">Dugmad (.button i button)</text:p>
      <text:soft-page-break/>
      <text:p text:style-name="Normal"> </text:p>
      <text:p text:style-name="Normal">.button {</text:p>
      <text:p text:style-name="Normal"><text:s text:c="2"/>display: inline-block;</text:p>
      <text:p text:style-name="Normal"><text:s text:c="2"/>padding: 10px 20px;</text:p>
      <text:p text:style-name="Normal"><text:s text:c="2"/>background-color: #ff6347;</text:p>
      <text:p text:style-name="Normal"><text:s text:c="2"/>color: white;</text:p>
      <text:p text:style-name="Normal"><text:s text:c="2"/>text-decoration: underline;</text:p>
      <text:p text:style-name="Normal"><text:s text:c="2"/>border-radius: 4px;</text:p>
      <text:p text:style-name="Normal"><text:s text:c="2"/>font-weight: bold;</text:p>
      <text:p text:style-name="Normal"><text:s text:c="2"/>font-size: 22px;</text:p>
      <text:p text:style-name="Normal"><text:s text:c="2"/>width: 100%;</text:p>
      <text:p text:style-name="Normal">}</text:p>
      <text:p text:style-name="Normal">.button:hover {</text:p>
      <text:p text:style-name="Normal"><text:s text:c="2"/>background-color: #FFA07A;</text:p>
      <text:p text:style-name="Normal"><text:s text:c="2"/>color: #333;</text:p>
      <text:p text:style-name="Normal">}</text:p>
      <text:list text:style-name="LFO9" text:continue-numbering="true">
        <text:list-item>
          <text:p text:style-name="P2763">Stil za linkove koji izgledaju kao dugmad, s pozadinskom bojom, zaobljenim rubovima, podebljanim tekstom.</text:p>
        </text:list-item>
        <text:list-item>
          <text:p text:style-name="P2764">Na hover mijenja boju pozadine i boju teksta.</text:p>
        </text:list-item>
      </text:list>
      <text:p text:style-name="Normal"> </text:p>
      <text:p text:style-name="Normal">button {</text:p>
      <text:p text:style-name="Normal"><text:s text:c="2"/>display: inline-block;</text:p>
      <text:p text:style-name="Normal"><text:s text:c="2"/>padding: 10px 20px;</text:p>
      <text:p text:style-name="Normal"><text:s text:c="2"/>background-color: #ff6347;</text:p>
      <text:p text:style-name="Normal"><text:s text:c="2"/>color: white;</text:p>
      <text:p text:style-name="Normal"><text:s text:c="2"/>border-radius: 4px;</text:p>
      <text:p text:style-name="Normal"><text:s text:c="2"/>font-weight: bold;</text:p>
      <text:p text:style-name="Normal"><text:s text:c="2"/>font-size: 20px;</text:p>
      <text:p text:style-name="Normal"><text:s text:c="2"/>width: 107%;</text:p>
      <text:soft-page-break/>
      <text:p text:style-name="Normal">}</text:p>
      <text:p text:style-name="Normal">button:hover {</text:p>
      <text:p text:style-name="Normal"><text:s text:c="2"/>background-color: #FFA07A;</text:p>
      <text:p text:style-name="Normal"><text:s text:c="2"/>color: #333;</text:p>
      <text:p text:style-name="Normal">}</text:p>
      <text:list text:style-name="LFO10" text:continue-numbering="true">
        <text:list-item>
          <text:p text:style-name="P2765">Stil za &lt;button&gt; elemente, sličan prethodnom, ali s nešto većom veličinom i širinom.</text:p>
        </text:list-item>
      </text:list>
      <text:p text:style-name="Normal"><draw:custom-shape svg:x="0in" svg:y="0in" svg:width="45.51042in" svg:height="0.00139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2766">Sekcije "O nama" i "Kontakt" (.about, .contact)</text:p>
      <text:p text:style-name="Normal"> </text:p>
      <text:p text:style-name="Normal">.about, .contact {</text:p>
      <text:p text:style-name="Normal"><text:s text:c="4"/>background-color: #fff;</text:p>
      <text:p text:style-name="Normal"><text:s text:c="4"/>border-radius: 8px;</text:p>
      <text:p text:style-name="Normal"><text:s text:c="4"/>padding: 20px;</text:p>
      <text:p text:style-name="Normal"><text:s text:c="4"/>box-shadow: 0 4px 8px rgba(0,0,0,0.1);</text:p>
      <text:p text:style-name="Normal"><text:s text:c="4"/>margin-bottom: 20px;</text:p>
      <text:p text:style-name="Normal"><text:s text:c="4"/>text-align: center;</text:p>
      <text:p text:style-name="Normal">}</text:p>
      <text:p text:style-name="Normal">.about p, .contact p {</text:p>
      <text:p text:style-name="Normal"><text:s text:c="4"/>font-size: 18px;</text:p>
      <text:p text:style-name="Normal"><text:s text:c="4"/>margin-top: 10px;</text:p>
      <text:p text:style-name="Normal">}</text:p>
      <text:list text:style-name="LFO11" text:continue-numbering="true">
        <text:list-item>
          <text:p text:style-name="P2767">Bijela pozadina, zaobljeni rubovi, unutarnji razmak, sjenka, centrirani tekst.</text:p>
        </text:list-item>
      </text:list>
      <text:p text:style-name="Normal"><draw:custom-shape svg:x="0in" svg:y="0in" svg:width="45.51042in" svg:height="0.00139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2768">Footer (footer)</text:p>
      <text:p text:style-name="Normal"> </text:p>
      <text:p text:style-name="Normal">footer {</text:p>
      <text:p text:style-name="Normal"><text:s text:c="4"/>background-color: #222;</text:p>
      <text:p text:style-name="Normal"><text:s text:c="4"/>color: #ddd;</text:p>
      <text:p text:style-name="Normal"><text:s text:c="4"/>text-align: center;</text:p>
      <text:soft-page-break/>
      <text:p text:style-name="Normal"><text:s text:c="4"/>padding: 20px 0;</text:p>
      <text:p text:style-name="Normal"><text:s text:c="4"/>margin-top: 40px;</text:p>
      <text:p text:style-name="Normal">}</text:p>
      <text:p text:style-name="Normal">footer a {</text:p>
      <text:p text:style-name="Normal"><text:s text:c="4"/>background-color: #222;</text:p>
      <text:p text:style-name="Normal"><text:s text:c="4"/>color: #ddd;</text:p>
      <text:p text:style-name="Normal"><text:s text:c="4"/>text-decoration: none;</text:p>
      <text:p text:style-name="Normal">}</text:p>
      <text:list text:style-name="LFO12" text:continue-numbering="true">
        <text:list-item>
          <text:p text:style-name="P2769">Tamna pozadina, svijetli tekst, centrirani, bez podvlake za linkove.</text:p>
        </text:list-item>
      </text:list>
      <text:p text:style-name="Normal"><draw:custom-shape svg:x="0in" svg:y="0in" svg:width="45.51042in" svg:height="0.00139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p>
      <text:p text:style-name="P2770">Responzivni dizajn</text:p>
      <text:p text:style-name="Normal"> </text:p>
      <text:p text:style-name="Normal">@media (max-width: 768px) {</text:p>
      <text:p text:style-name="Normal"><text:s text:c="4"/>nav ul {</text:p>
      <text:p text:style-name="Normal"><text:s text:c="8"/>flex-direction: column;</text:p>
      <text:p text:style-name="Normal"><text:s text:c="8"/>gap: 10px;</text:p>
      <text:p text:style-name="Normal"><text:s text:c="4"/>}</text:p>
      <text:p text:style-name="Normal"><text:s text:c="4"/>.recipes {</text:p>
      <text:p text:style-name="Normal"><text:s text:c="8"/>flex-direction: column;</text:p>
      <text:p text:style-name="Normal"><text:s text:c="8"/>align-items: center;</text:p>
      <text:p text:style-name="Normal"><text:s text:c="4"/>}</text:p>
      <text:p text:style-name="Normal"><text:s text:c="4"/>.recipe-card {</text:p>
      <text:p text:style-name="Normal"><text:s text:c="8"/>width: 90%;</text:p>
      <text:p text:style-name="Normal"><text:s text:c="4"/>}</text:p>
      <text:p text:style-name="Normal">}</text:p>
      <text:list text:style-name="LFO13" text:continue-numbering="true">
        <text:list-item>
          <text:p text:style-name="P2771">Pri manjem ekranima, navigacija i recepti se prilagođavaju u stupce, a kartice zauzimaju 90% širine.</text:p>
        </text:list-item>
      </text:list>
      <text:p text:style-name="Normal"><draw:custom-shape svg:x="0in" svg:y="0in" svg:width="45.51042in" svg:height="0.00139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p>
      <text:p text:style-name="P2772">Specifične pozicije i stilovi za elemente (npr. vasirecepti, voce, povrce, itd.)</text:p>
      <text:soft-page-break/>
      <text:p text:style-name="Normal"> </text:p>
      <text:p text:style-name="Normal">.vasirecepti {</text:p>
      <text:p text:style-name="Normal"><text:s text:c="4"/>box-shadow: 0px 8px 16px rgba(0, 0, 0, 0.2);</text:p>
      <text:p text:style-name="Normal"><text:s text:c="4"/>width: 450px;</text:p>
      <text:p text:style-name="Normal"><text:s text:c="4"/>height: 180px;</text:p>
      <text:p text:style-name="Normal"><text:s text:c="4"/>padding: 10px;</text:p>
      <text:p text:style-name="Normal"><text:s text:c="4"/>position: fixed;<text:s/></text:p>
      <text:p text:style-name="Normal"><text:s text:c="4"/>top: 480px;</text:p>
      <text:p text:style-name="Normal"><text:s text:c="4"/>right: 10px;<text:s/></text:p>
      <text:p text:style-name="Normal">}</text:p>
      <text:list text:style-name="LFO14" text:continue-numbering="true">
        <text:list-item>
          <text:p text:style-name="P2773">Ovi elementi su pozicionirani relativno ili apsolutno, s sjena, dimenzijama, i postavljeni su na fiksnim pozicijama na stranici, često poredak u vertikali.</text:p>
        </text:list-item>
      </text:list>
      <text:p text:style-name="Normal"><draw:custom-shape svg:x="0in" svg:y="0in" svg:width="45.51042in" svg:height="0.00139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p>
      <text:p text:style-name="P2774">Stilovi za liste unutar sekcija (npr. .voce li a)</text:p>
      <text:p text:style-name="Normal"> </text:p>
      <text:p text:style-name="Normal">.voce li a {</text:p>
      <text:p text:style-name="Normal"><text:s text:c="4"/>text-decoration: none;</text:p>
      <text:p text:style-name="Normal"><text:s text:c="4"/>color: #333;</text:p>
      <text:p text:style-name="Normal">}</text:p>
      <text:list text:style-name="LFO15" text:continue-numbering="true">
        <text:list-item>
          <text:p text:style-name="P2775">Linkovi unutar listi, bez podvlake i s tamnim sivim bojama.</text:p>
        </text:list-item>
      </text:list>
      <text:p text:style-name="Normal"><draw:custom-shape svg:x="0in" svg:y="0in" svg:width="45.51042in" svg:height="0.00139in" draw:z-index="0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p>
      <text:p text:style-name="P2776">Specifične boje za različite sekcije (#kontakt, #glavno-jelo, itd.)</text:p>
      <text:p text:style-name="Normal"> </text:p>
      <text:p text:style-name="Normal">#glavno-jelo {</text:p>
      <text:p text:style-name="Normal"><text:s text:c="4"/>background-color: <text:s/>rgb(220, 220, 247);</text:p>
      <text:p text:style-name="Normal">}</text:p>
      <text:p text:style-name="Normal">#hladno-predjelo {</text:p>
      <text:p text:style-name="Normal"><text:s text:c="4"/>background-color: #ecbfad;</text:p>
      <text:p text:style-name="Normal">}</text:p>
      <text:soft-page-break/>
      <text:list text:style-name="LFO16" text:continue-numbering="true">
        <text:list-item>
          <text:p text:style-name="P2777">Svaka sekcija ima svoj ID i pripadajuću pozadinsku boju za vizualno razlikovanje.</text:p>
        </text:list-item>
      </text:list>
      <text:p text:style-name="Normal"><draw:custom-shape svg:x="0in" svg:y="0in" svg:width="45.51042in" svg:height="0.00139in" draw:z-index="0" draw:id="id11" draw:style-name="a11" draw:name="Horizontal Line 12" text:anchor-type="as-char"><svg:title/><svg:desc/><draw:enhanced-geometry draw:type="non-primitive" svg:viewBox="0 0 21600 21600" draw:enhanced-path="M 0 0 L 21600 0 21600 21600 0 21600 Z N"/></draw:custom-shape></text:p>
      <text:p text:style-name="Normal">Zaključak</text:p>
      <text:p text:style-name="Normal">Vaš CSS stil je vrlo sveobuhvatan, pokriva osnovne elemente stranice, stilizira navigaciju, sekcije, receptne kartice, dugmad, i fiksne elemente poput pop-up prozora ili sidebarova. Također uključuje responzivne prilagodbe za manje ekrane.</text:p>
      <text:p text:style-name="Normal">Ako imate posebne dijelove koje želite detaljnije objasniti ili želite pomoć s nekim funkcionalnostima, slobodno pitajte!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exter</meta:initial-creator>
    <dc:creator>Dexter</dc:creator>
    <meta:creation-date>2025-07-24T14:18:00Z</meta:creation-date>
    <dc:date>2025-07-24T14:22:00Z</dc:date>
    <meta:template xlink:href="Normal.dotm" xlink:type="simple"/>
    <meta:editing-cycles>1</meta:editing-cycles>
    <meta:editing-duration>PT240S</meta:editing-duration>
    <meta:document-statistic meta:page-count="24" meta:paragraph-count="33" meta:word-count="2531" meta:character-count="16928" meta:row-count="120" meta:non-whitespace-character-count="14430"/>
  </office:meta>
</office:document-meta>
</file>